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я2" style:family="table">
      <style:table-properties style:width="6.4931in" fo:margin-left="0in" table:align="left"/>
    </style:style>
    <style:style style:name="Таблиця2.A" style:family="table-column">
      <style:table-column-properties style:column-width="0.3931in"/>
    </style:style>
    <style:style style:name="Таблиця2.B" style:family="table-column">
      <style:table-column-properties style:column-width="3.566in"/>
    </style:style>
    <style:style style:name="Таблиця2.C" style:family="table-column">
      <style:table-column-properties style:column-width="1.3889in"/>
    </style:style>
    <style:style style:name="Таблиця2.D" style:family="table-column">
      <style:table-column-properties style:column-width="1.1451in"/>
    </style:style>
    <style:style style:name="Таблиця2.1" style:family="table-row">
      <style:table-row-properties style:min-row-height="0.6417in"/>
    </style:style>
    <style:style style:name="Таблиця2.A1" style:family="table-cell">
      <style:table-cell-properties fo:padding-left="0.0736in" fo:padding-right="0.075in" fo:padding-top="0.0049in" fo:padding-bottom="0in" fo:border="0.5pt solid #000000" style:writing-mode="lr-tb"/>
    </style:style>
    <style:style style:name="Таблиця2.2" style:family="table-row">
      <style:table-row-properties style:min-row-height="0.2819in"/>
    </style:style>
    <style:style style:name="Таблиця2.3" style:family="table-row">
      <style:table-row-properties style:min-row-height="0.3368in"/>
    </style:style>
    <style:style style:name="Таблиця2.4" style:family="table-row">
      <style:table-row-properties style:min-row-height="0.2833in"/>
    </style:style>
    <style:style style:name="Таблиця2.11" style:family="table-row">
      <style:table-row-properties style:min-row-height="0.3104in"/>
    </style:style>
    <style:style style:name="Таблиця2.12" style:family="table-row">
      <style:table-row-properties style:min-row-height="0.3097in"/>
    </style:style>
    <style:style style:name="Таблиця2.14" style:family="table-row">
      <style:table-row-properties style:min-row-height="0.3118in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3.3458in" style:rel-column-width="32760*"/>
    </style:style>
    <style:style style:name="Table1.B" style:family="table-column">
      <style:table-column-properties style:column-width="3.3472in" style:rel-column-width="3277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P1" style:family="paragraph" style:parent-style-name="Body_20_Text_20_Indent_20_2">
      <style:paragraph-properties fo:margin-left="0in" fo:margin-right="0in" fo:line-height="150%" fo:text-indent="0.3126in" style:auto-text-indent="false"/>
      <style:text-properties officeooo:paragraph-rsid="00377587"/>
    </style:style>
    <style:style style:name="P2" style:family="paragraph" style:parent-style-name="Standard" style:master-page-name="">
      <loext:graphic-properties draw:fill="none"/>
      <style:paragraph-properties fo:margin-left="0in" fo:margin-right="0in" fo:line-height="150%" fo:text-indent="0.3937in" style:auto-text-indent="false" style:page-number="auto" fo:background-color="transparent"/>
      <style:text-properties officeooo:paragraph-rsid="00377587"/>
    </style:style>
    <style:style style:name="P3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377587"/>
    </style:style>
    <style:style style:name="P4" style:family="paragraph" style:parent-style-name="Standard">
      <style:paragraph-properties fo:margin-left="0in" fo:margin-right="0in" fo:margin-top="0.1945in" fo:margin-bottom="0.1945in" style:contextual-spacing="false" fo:line-height="150%" fo:text-indent="0.3126in" style:auto-text-indent="false"/>
      <style:text-properties officeooo:paragraph-rsid="004b29a8"/>
    </style:style>
    <style:style style:name="P5" style:family="paragraph" style:parent-style-name="Body_20_Text_20_Indent_20_2">
      <loext:graphic-properties draw:fill="none"/>
      <style:paragraph-properties fo:margin-left="0in" fo:margin-right="0in" fo:line-height="150%" fo:text-indent="0.3937in" style:auto-text-indent="false" fo:background-color="transparent"/>
      <style:text-properties officeooo:paragraph-rsid="0046b601"/>
    </style:style>
    <style:style style:name="P6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8f5423"/>
    </style:style>
    <style:style style:name="P7" style:family="paragraph" style:parent-style-name="Heading_20_1">
      <style:paragraph-properties fo:margin-left="0in" fo:margin-right="0in" fo:line-height="150%" fo:text-align="center" style:justify-single-word="false" fo:text-indent="0in" style:auto-text-indent="false"/>
      <style:text-properties officeooo:paragraph-rsid="006b46bc"/>
    </style:style>
    <style:style style:name="P8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officeooo:paragraph-rsid="009a0f73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officeooo:paragraph-rsid="009a0f73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style:page-number="auto" fo:background-color="transparent"/>
    </style:style>
    <style:style style:name="P1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indent="0.3937in" style:auto-text-indent="false" fo:background-color="transparent"/>
      <style:text-properties officeooo:paragraph-rsid="00a081c3"/>
    </style:style>
    <style:style style:name="P1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fo:hyphenate="false" loext:hyphenation-no-caps="false"/>
    </style:style>
    <style:style style:name="P14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15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paragraph-rsid="010677f5" fo:hyphenate="false" loext:hyphenation-no-caps="false"/>
    </style:style>
    <style:style style:name="P16" style:family="paragraph" style:parent-style-name="Normal">
      <style:paragraph-properties fo:line-height="150%"/>
    </style:style>
    <style:style style:name="P17" style:family="paragraph" style:parent-style-name="Normal">
      <style:paragraph-properties fo:margin-left="0in" fo:margin-right="0.0457in" fo:margin-top="0in" fo:margin-bottom="0.1846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8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19" style:family="paragraph" style:parent-style-name="Normal">
      <style:paragraph-properties fo:margin-left="3.1165in" fo:margin-right="0in" fo:margin-top="0in" fo:margin-bottom="0.14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0" style:family="paragraph" style:parent-style-name="Normal">
      <style:paragraph-properties fo:margin-left="0in" fo:margin-right="0.1972in" fo:margin-top="0in" fo:margin-bottom="0.0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1" style:family="paragraph" style:parent-style-name="Normal">
      <style:paragraph-properties fo:margin-left="0.5902in" fo:margin-right="0in" fo:margin-top="0in" fo:margin-bottom="0.009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2" style:family="paragraph" style:parent-style-name="Normal">
      <style:paragraph-properties fo:margin-left="0.597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3" style:family="paragraph" style:parent-style-name="Normal">
      <style:paragraph-properties fo:margin-left="1.0516in" fo:margin-right="0.0028in" fo:margin-top="0in" fo:margin-bottom="0.1154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4" style:family="paragraph" style:parent-style-name="Normal">
      <style:paragraph-properties fo:margin-left="1.0516in" fo:margin-right="0in" fo:margin-top="0in" fo:margin-bottom="0.141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5" style:family="paragraph" style:parent-style-name="Normal">
      <style:paragraph-properties fo:margin-left="0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a42a1"/>
    </style:style>
    <style:style style:name="P26" style:family="paragraph" style:parent-style-name="Normal">
      <style:paragraph-properties fo:margin-left="1.0516in" fo:margin-right="1.0882in" fo:margin-top="0in" fo:margin-bottom="0.0827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7" style:family="paragraph" style:parent-style-name="Normal">
      <style:paragraph-properties fo:margin-left="0.0075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8" style:family="paragraph" style:parent-style-name="Normal">
      <style:paragraph-properties fo:margin-left="0.0173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29" style:family="paragraph" style:parent-style-name="Normal">
      <style:paragraph-properties fo:margin-left="0.0429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0" style:family="paragraph" style:parent-style-name="Normal">
      <style:paragraph-properties fo:margin-left="0.0382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1" style:family="paragraph" style:parent-style-name="Normal">
      <style:paragraph-properties fo:margin-left="0.0484in" fo:margin-right="0in" fo:margin-top="0in" fo:margin-bottom="0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2" style:family="paragraph" style:parent-style-name="Normal">
      <style:paragraph-properties fo:margin-left="0in" fo:margin-right="0.0071in" fo:margin-top="0in" fo:margin-bottom="0.0228in" style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31647c"/>
    </style:style>
    <style:style style:name="P33" style:family="paragraph" style:parent-style-name="Normal">
      <style:paragraph-properties fo:margin-left="0in" fo:margin-right="0.0445in" fo:margin-top="0in" fo:margin-bottom="0.1366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4" style:family="paragraph" style:parent-style-name="Normal">
      <style:paragraph-properties fo:margin-left="0in" fo:margin-right="0.0429in" fo:line-height="107%" fo:text-align="center" style:justify-single-word="false" fo:text-indent="0in" style:auto-text-indent="false"/>
      <style:text-properties officeooo:paragraph-rsid="000a42a1"/>
    </style:style>
    <style:style style:name="P35" style:family="paragraph" style:parent-style-name="Normal">
      <style:paragraph-properties fo:margin-left="0in" fo:margin-right="0.0457in" fo:margin-top="0in" fo:margin-bottom="0.2583in" style:contextual-spacing="false" fo:line-height="107%" fo:text-align="center" style:justify-single-word="false" fo:text-indent="0in" style:auto-text-indent="false"/>
      <style:text-properties officeooo:paragraph-rsid="000a42a1"/>
    </style:style>
    <style:style style:name="P36" style:family="paragraph" style:parent-style-name="Normal">
      <style:paragraph-properties fo:margin-left="0.3752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7" style:family="paragraph" style:parent-style-name="Normal">
      <style:paragraph-properties fo:margin-left="1.2154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8" style:family="paragraph" style:parent-style-name="Normal">
      <style:paragraph-properties fo:margin-left="3.1575in" fo:margin-right="0in" fo:margin-top="0in" fo:margin-bottom="0.11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39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0a42a1"/>
    </style:style>
    <style:style style:name="P40" style:family="paragraph" style:parent-style-name="Normal">
      <style:paragraph-properties fo:margin-left="0.3752in" fo:margin-right="0in" fo:margin-top="0in" fo:margin-bottom="0.098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1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2" style:family="paragraph" style:parent-style-name="Normal">
      <style:paragraph-properties fo:margin-left="-0.0035in" fo:margin-right="0in" fo:margin-top="0in" fo:margin-bottom="0.076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3" style:family="paragraph" style:parent-style-name="Normal">
      <style:paragraph-properties fo:margin-left="-0.0035in" fo:margin-right="0in" fo:margin-top="0in" fo:margin-bottom="0.081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4" style:family="paragraph" style:parent-style-name="Normal">
      <style:paragraph-properties fo:margin-left="-0.0035in" fo:margin-right="0in" fo:margin-top="0in" fo:margin-bottom="0.0256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5" style:family="paragraph" style:parent-style-name="Normal">
      <style:paragraph-properties fo:margin-left="0in" fo:margin-right="0in" fo:margin-top="0in" fo:margin-bottom="0.174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6" style:family="paragraph" style:parent-style-name="Normal">
      <style:paragraph-properties fo:margin-left="0in" fo:margin-right="0in" fo:margin-top="0in" fo:margin-bottom="0.013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7" style:family="paragraph" style:parent-style-name="Normal">
      <style:paragraph-properties fo:margin-left="0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8" style:family="paragraph" style:parent-style-name="Normal">
      <style:paragraph-properties fo:margin-left="0in" fo:margin-right="0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49" style:family="paragraph" style:parent-style-name="Normal">
      <style:paragraph-properties fo:margin-left="0in" fo:margin-right="0in" fo:margin-top="0in" fo:margin-bottom="0.1791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0" style:family="paragraph" style:parent-style-name="Normal">
      <style:paragraph-properties fo:margin-left="0in" fo:margin-right="0in" fo:margin-top="0in" fo:margin-bottom="0.0425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1" style:family="paragraph" style:parent-style-name="Normal">
      <style:paragraph-properties fo:margin-left="0.0016in" fo:margin-right="0in" fo:margin-top="0in" fo:margin-bottom="0.1354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2" style:family="paragraph" style:parent-style-name="Normal">
      <style:paragraph-properties fo:margin-left="0.0016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53" style:family="paragraph" style:parent-style-name="Normal">
      <style:paragraph-properties fo:margin-left="-0.0035in" fo:margin-right="0in" fo:margin-top="0in" fo:margin-bottom="0in" style:contextual-spacing="false" fo:line-height="107%" fo:text-align="start" style:justify-single-word="false" fo:text-indent="0in" style:auto-text-indent="false">
        <style:tab-stops/>
      </style:paragraph-properties>
      <style:text-properties officeooo:paragraph-rsid="0032acb8"/>
    </style:style>
    <style:style style:name="P54" style:family="paragraph" style:parent-style-name="Normal">
      <style:paragraph-properties fo:margin-left="0in" fo:margin-right="0in" fo:margin-top="0in" fo:margin-bottom="0in" style:contextual-spacing="false" fo:line-height="107%" fo:text-align="end" style:justify-single-word="false" fo:text-indent="0in" style:auto-text-indent="false">
        <style:tab-stops/>
      </style:paragraph-properties>
      <style:text-properties officeooo:paragraph-rsid="000a42a1"/>
    </style:style>
    <style:style style:name="P55" style:family="paragraph" style:parent-style-name="Normal">
      <style:paragraph-properties fo:margin-left="0in" fo:margin-right="0in" fo:margin-top="0in" fo:margin-bottom="0in" style:contextual-spacing="false" fo:line-height="107%" fo:text-indent="0in" style:auto-text-indent="false">
        <style:tab-stops/>
      </style:paragraph-properties>
      <style:text-properties officeooo:paragraph-rsid="0031647c"/>
    </style:style>
    <style:style style:name="P56" style:family="paragraph" style:parent-style-name="Normal">
      <style:paragraph-properties fo:margin-left="0.7366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7" style:family="paragraph" style:parent-style-name="Normal">
      <style:paragraph-properties fo:margin-left="1.3102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8" style:family="paragraph" style:parent-style-name="Normal">
      <style:paragraph-properties fo:margin-left="1.9307in" fo:margin-right="0.0366in" fo:margin-top="0in" fo:margin-bottom="0.0264in" style:contextual-spacing="false" fo:text-indent="0in" style:auto-text-indent="false">
        <style:tab-stops/>
      </style:paragraph-properties>
      <style:text-properties officeooo:paragraph-rsid="000a42a1"/>
    </style:style>
    <style:style style:name="P59" style:family="paragraph" style:parent-style-name="Normal">
      <style:paragraph-properties fo:margin-left="0.3354in" fo:margin-right="0.0366in" fo:text-indent="0in" style:auto-text-indent="false">
        <style:tab-stops/>
      </style:paragraph-properties>
      <style:text-properties officeooo:paragraph-rsid="000a42a1"/>
    </style:style>
    <style:style style:name="P60" style:family="paragraph" style:parent-style-name="Normal">
      <style:paragraph-properties fo:margin-left="3.1472in" fo:margin-right="0.0327in" fo:margin-top="0in" fo:margin-bottom="0.0071in" style:contextual-spacing="false" fo:line-height="103%" fo:text-indent="0in" style:auto-text-indent="false">
        <style:tab-stops/>
      </style:paragraph-properties>
      <style:text-properties officeooo:paragraph-rsid="000a42a1"/>
    </style:style>
    <style:style style:name="P61" style:family="paragraph" style:parent-style-name="Normal">
      <style:paragraph-properties fo:margin-left="0in" fo:margin-right="0.0327in" fo:margin-top="0in" fo:margin-bottom="0.0071in" style:contextual-spacing="false" fo:line-height="103%" fo:text-indent="0in" style:auto-text-indent="false"/>
      <style:text-properties officeooo:paragraph-rsid="000a42a1"/>
    </style:style>
    <style:style style:name="P62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3" style:family="paragraph" style:parent-style-name="Normal">
      <style:paragraph-properties fo:margin-left="0.3366in" fo:margin-right="0.0366in" fo:text-indent="0in" style:auto-text-indent="false">
        <style:tab-stops/>
      </style:paragraph-properties>
      <style:text-properties fo:font-weight="bold" officeooo:paragraph-rsid="000a42a1" style:font-weight-asian="bold" style:font-weight-complex="bold"/>
    </style:style>
    <style:style style:name="P64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65" style:family="paragraph" style:parent-style-name="Normal">
      <style:paragraph-properties fo:margin-left="0in" fo:margin-right="0.0366in" fo:text-indent="0in" style:auto-text-indent="false"/>
      <style:text-properties officeooo:paragraph-rsid="0031647c"/>
    </style:style>
    <style:style style:name="P66" style:family="paragraph" style:parent-style-name="Normal">
      <style:paragraph-properties fo:margin-left="0in" fo:margin-right="0.0366in" fo:margin-top="0in" fo:margin-bottom="0.0291in" style:contextual-spacing="false" fo:text-indent="0in" style:auto-text-indent="false"/>
      <style:text-properties officeooo:paragraph-rsid="0031647c"/>
    </style:style>
    <style:style style:name="P67" style:family="paragraph" style:parent-style-name="Normal">
      <style:paragraph-properties fo:margin-left="-0.0035in" fo:margin-right="0in" fo:line-height="100%" fo:text-align="start" style:justify-single-word="false" fo:text-indent="0in" style:auto-text-indent="false">
        <style:tab-stops/>
      </style:paragraph-properties>
      <style:text-properties officeooo:paragraph-rsid="0031647c"/>
    </style:style>
    <style:style style:name="P68" style:family="paragraph" style:parent-style-name="Standard">
      <style:paragraph-properties fo:margin-left="0in" fo:margin-right="0in" fo:line-height="150%" fo:text-align="center" style:justify-single-word="false" fo:text-indent="0.3126in" style:auto-text-indent="false"/>
      <style:text-properties fo:font-size="14pt" officeooo:paragraph-rsid="00377587" style:font-size-asian="14pt" style:font-size-complex="14pt"/>
    </style:style>
    <style:style style:name="P69" style:family="paragraph" style:parent-style-name="Standard" style:master-page-name="">
      <loext:graphic-properties draw:fill="none"/>
      <style:paragraph-properties fo:margin-left="0in" fo:margin-right="0in" fo:text-indent="0.3937in" style:auto-text-indent="false" style:page-number="auto" fo:background-color="transparent"/>
      <style:text-properties fo:font-size="14pt" officeooo:rsid="00ac830a" officeooo:paragraph-rsid="00ac830a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.3937in" style:auto-text-indent="false" fo:background-color="transparent"/>
      <style:text-properties fo:font-size="14pt" officeooo:rsid="00a7837d" officeooo:paragraph-rsid="00aa2911" style:font-size-asian="14pt" style:font-size-complex="14pt"/>
    </style:style>
    <style:style style:name="P71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7837d" officeooo:paragraph-rsid="00a7837d" style:font-size-asian="14pt" style:font-size-complex="14pt"/>
    </style:style>
    <style:style style:name="P72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73" style:family="paragraph" style:parent-style-name="Standard" style:master-page-name="">
      <loext:graphic-properties draw:fill="none"/>
      <style:paragraph-properties fo:margin-left="0in" fo:margin-right="0in" fo:line-height="150%" fo:text-align="start" style:justify-single-word="false" fo:text-indent="0.3937in" style:auto-text-indent="false" style:page-number="auto" fo:background-color="transparent"/>
      <style:text-properties fo:font-size="14pt" officeooo:rsid="00a5f5be" officeooo:paragraph-rsid="00a5f5be" style:font-size-asian="14pt" style:font-size-complex="14pt"/>
    </style:style>
    <style:style style:name="P74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7d6cd3" officeooo:paragraph-rsid="00941590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font-size="14pt" fo:font-weight="normal" officeooo:rsid="0091a690" officeooo:paragraph-rsid="00941590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line-height="150%" fo:text-indent="0.3937in" style:auto-text-indent="false" fo:background-color="transparent"/>
      <style:text-properties fo:font-size="14pt" fo:language="uk" fo:country="UA" officeooo:rsid="00433c54" officeooo:paragraph-rsid="00433c54" style:font-size-asian="14pt" style:font-size-complex="14pt"/>
    </style:style>
    <style:style style:name="P77" style:family="paragraph" style:parent-style-name="Heading_20_1">
      <style:paragraph-properties fo:margin-left="0in" fo:margin-right="0in" fo:line-height="150%" fo:text-align="center" style:justify-single-word="false" fo:text-indent="-0.3126in" style:auto-text-indent="false"/>
      <style:text-properties fo:text-transform="uppercase" fo:font-size="14pt" fo:font-weight="bold" officeooo:paragraph-rsid="00377587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left="0in" fo:margin-right="0in" fo:line-height="150%" fo:text-align="start" style:justify-single-word="false" fo:text-indent="-0.3126in" style:auto-text-indent="false"/>
      <style:text-properties fo:text-transform="uppercase" fo:font-size="14pt" fo:font-weight="bold" officeooo:rsid="008f5423" officeooo:paragraph-rsid="00875576" style:font-size-asian="14pt" style:font-weight-asian="bold" style:font-size-complex="14pt" style:font-weight-complex="bold"/>
    </style:style>
    <style:style style:name="P79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fo:text-transform="uppercase" fo:font-size="14pt" fo:font-weight="bold" officeooo:rsid="00ac830a" officeooo:paragraph-rsid="00a7837d" style:font-size-asian="14pt" style:font-weight-asian="bold" style:font-size-complex="14pt" style:font-weight-complex="bold"/>
    </style:style>
    <style:style style:name="P80" style:family="paragraph" style:parent-style-name="Normal">
      <style:paragraph-properties fo:text-align="center" style:justify-single-word="false"/>
    </style:style>
    <style:style style:name="P81" style:family="paragraph" style:parent-style-name="Heading_20_1">
      <style:paragraph-properties fo:text-align="center" style:justify-single-word="false"/>
    </style:style>
    <style:style style:name="P82" style:family="paragraph" style:parent-style-name="Heading_20_1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rsid="00a7837d" officeooo:paragraph-rsid="00ac830a"/>
    </style:style>
    <style:style style:name="P83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officeooo:rsid="00a7837d" officeooo:paragraph-rsid="00a7837d"/>
    </style:style>
    <style:style style:name="P8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in" fo:margin-right="0in" fo:text-indent="0.3937in" style:auto-text-indent="false" fo:background-color="transparent"/>
      <style:text-properties officeooo:rsid="00ac830a" officeooo:paragraph-rsid="00ac830a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0ceb25c" officeooo:paragraph-rsid="00ceb25c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normal" fo:text-shadow="none" style:text-underline-style="none" fo:font-weight="normal" officeooo:rsid="010677f5" officeooo:paragraph-rsid="010677f5" style:font-name-asian="Times New Roman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cde850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e483c5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de850" officeooo:paragraph-rsid="00de6c8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83c5" officeooo:paragraph-rsid="00e483c5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eb25c" officeooo:paragraph-rsid="00ceb25c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77f5" officeooo:paragraph-rsid="010677f5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overline-style="none" style:text-overline-color="font-color"/>
    </style:style>
    <style:style style:name="P94" style:family="paragraph" style:parent-style-name="Вступление-Выводы">
      <style:paragraph-properties fo:margin-left="0in" fo:margin-right="0in" fo:text-indent="-0.1874in" style:auto-text-indent="false"/>
      <style:text-properties officeooo:paragraph-rsid="004afe4e" style:font-name-complex="Times New Roman1" style:font-size-complex="14pt"/>
    </style:style>
    <style:style style:name="P9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in" style:auto-text-indent="false" fo:background-color="transparent">
        <style:tab-stops/>
      </style:paragraph-properties>
      <style:text-properties officeooo:rsid="00ff5ab0" officeooo:paragraph-rsid="00ff5ab0" fo:hyphenate="false" loext:hyphenation-no-caps="false"/>
    </style:style>
    <style:style style:name="P96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50%" fo:text-align="justify" style:justify-single-word="false" fo:hyphenation-ladder-count="no-limit" fo:text-indent="0in" style:auto-text-indent="false" style:page-number="auto" fo:background-color="transparent">
        <style:tab-stops/>
      </style:paragraph-properties>
      <style:text-properties officeooo:rsid="00ff5ab0" officeooo:paragraph-rsid="00ff5ab0" fo:hyphenate="false" loext:hyphenation-no-caps="false"/>
    </style:style>
    <style:style style:name="P9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9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00" style:family="paragraph" style:parent-style-name="Heading_20_1">
      <loext:graphic-properties draw:fill="none"/>
      <style:paragraph-properties fo:margin-left="0in" fo:margin-right="0.0398in" fo:margin-top="0in" fo:margin-bottom="0.002in" style:contextual-spacing="false" fo:line-height="103%" fo:text-align="center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1ad153" style:font-weight-asian="normal" style:font-weight-complex="normal" fo:hyphenate="false" loext:hyphenation-no-caps="false"/>
    </style:style>
    <style:style style:name="P101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2" style:family="paragraph" style:parent-style-name="Normal" style:master-page-name="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5902in" style:auto-text-indent="false" style:page-number="auto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3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5902in" style:auto-text-indent="false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4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in" style:auto-text-indent="false" fo:background-color="transparent">
        <style:tab-stops/>
      </style:paragraph-properties>
      <style:text-properties fo:font-weight="normal" officeooo:rsid="011a0712" officeooo:paragraph-rsid="011a0712" style:font-weight-asian="normal" style:font-weight-complex="normal" fo:hyphenate="false" loext:hyphenation-no-caps="false"/>
    </style:style>
    <style:style style:name="P105" style:family="paragraph" style:parent-style-name="Normal">
      <loext:graphic-properties draw:fill="none"/>
      <style:paragraph-properties fo:margin-left="0in" fo:margin-right="0.0398in" fo:margin-top="0in" fo:margin-bottom="0.002in" style:contextual-spacing="false" fo:line-height="103%" fo:text-align="justify" style:justify-single-word="false" fo:hyphenation-ladder-count="no-limit" fo:text-indent="0.3937in" style:auto-text-indent="false" fo:background-color="transparent">
        <style:tab-stops/>
      </style:paragraph-properties>
      <style:text-properties officeooo:rsid="011f19f3" officeooo:paragraph-rsid="011f19f3" fo:hyphenate="false" loext:hyphenation-no-caps="false"/>
    </style:style>
    <style:style style:name="P106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officeooo:paragraph-rsid="00b039d8" style:font-weight-asian="normal" style:font-weight-complex="normal" fo:hyphenate="false" loext:hyphenation-no-caps="false"/>
    </style:style>
    <style:style style:name="P107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08" style:family="paragraph" style:parent-style-name="Heading_20_2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09" style:family="paragraph" style:parent-style-name="Heading_20_2" style:master-page-name="">
      <loext:graphic-properties draw:fill="none"/>
      <style:paragraph-properties fo:margin-left="0in" fo:margin-right="0.0398in" fo:margin-top="0in" fo:margin-bottom="0.1071in" style:contextual-spacing="false" fo:line-height="150%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officeooo:rsid="00f56746" officeooo:paragraph-rsid="00f56746" style:font-weight-asian="normal" style:font-weight-complex="normal" fo:hyphenate="false" loext:hyphenation-no-caps="false"/>
    </style:style>
    <style:style style:name="P110" style:family="paragraph" style:parent-style-name="Heading_20_3" style:master-page-name="">
      <loext:graphic-properties draw:fill="none"/>
      <style:paragraph-properties fo:margin-left="0in" fo:margin-right="0.0398in" fo:margin-top="0in" fo:margin-bottom="0.1071in" style:contextual-spacing="false" fo:keep-together="always" fo:hyphenation-ladder-count="no-limit" fo:text-indent="0.3937in" style:auto-text-indent="false" style:page-number="auto" fo:background-color="transparent" fo:keep-with-next="always">
        <style:tab-stops/>
      </style:paragraph-properties>
      <style:text-properties fo:font-weight="normal" style:font-weight-asian="normal" style:font-weight-complex="normal" fo:hyphenate="false" loext:hyphenation-no-caps="false"/>
    </style:style>
    <style:style style:name="P111" style:family="paragraph" style:parent-style-name="Normal" style:list-style-name="L1">
      <style:paragraph-properties fo:margin-left="0in" fo:margin-right="0.0366in" fo:text-indent="-0.1953in" style:auto-text-indent="false"/>
      <style:text-properties officeooo:paragraph-rsid="0031647c"/>
    </style:style>
    <style:style style:name="P112" style:family="paragraph" style:parent-style-name="Normal" style:list-style-name="L1">
      <style:paragraph-properties fo:margin-left="0in" fo:margin-right="0.0366in" fo:margin-top="0in" fo:margin-bottom="0in" style:contextual-spacing="false" fo:line-height="107%" fo:text-indent="-0.1953in" style:auto-text-indent="false"/>
      <style:text-properties officeooo:paragraph-rsid="0031647c"/>
    </style:style>
    <style:style style:name="P113" style:family="paragraph" style:parent-style-name="Normal" style:list-style-name="L6">
      <style:paragraph-properties fo:margin-top="0.0398in" fo:margin-bottom="0.0417in" style:contextual-spacing="false" fo:line-height="150%"/>
    </style:style>
    <style:style style:name="P114" style:family="paragraph" style:parent-style-name="Normal" style:list-style-name="L7">
      <style:paragraph-properties fo:line-height="150%"/>
    </style:style>
    <style:style style:name="P115" style:family="paragraph" style:parent-style-name="Normal" style:list-style-name="L6">
      <style:paragraph-properties fo:margin-top="0.0398in" fo:margin-bottom="0.0417in" style:contextual-spacing="false" fo:line-height="150%"/>
      <style:text-properties officeooo:rsid="012f2638" officeooo:paragraph-rsid="012f2638"/>
    </style:style>
    <style:style style:name="P116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.3937in" style:auto-text-indent="false" fo:background-color="transparent">
        <style:tab-stops/>
      </style:paragraph-properties>
      <style:text-properties fo:font-weight="normal" officeooo:rsid="00be11c1" officeooo:paragraph-rsid="00be11c1" style:font-weight-asian="normal" style:font-weight-complex="normal" fo:hyphenate="false" loext:hyphenation-no-caps="false"/>
    </style:style>
    <style:style style:name="P117" style:family="paragraph" style:parent-style-name="Normal" style:list-style-name="">
      <loext:graphic-properties draw:fill="none"/>
      <style:paragraph-properties fo:margin-left="0in" fo:margin-right="0.0398in" fo:margin-top="0in" fo:margin-bottom="0.1071in" style:contextual-spacing="false" fo:hyphenation-ladder-count="no-limit" fo:text-indent="0in" style:auto-text-indent="false" fo:background-color="transparent">
        <style:tab-stops/>
      </style:paragraph-properties>
      <style:text-properties officeooo:paragraph-rsid="00d65a69" fo:hyphenate="false" loext:hyphenation-no-caps="false"/>
    </style:style>
    <style:style style:name="P118" style:family="paragraph" style:parent-style-name="Normal" style:list-style-name="" style:master-page-name="">
      <loext:graphic-properties draw:fill="none"/>
      <style:paragraph-properties fo:margin-left="0in" fo:margin-right="0.0398in" fo:margin-top="0in" fo:margin-bottom="0.1071in" style:contextual-spacing="false" fo:line-height="103%" fo:text-align="justify" style:justify-single-word="false" fo:hyphenation-ladder-count="no-limit" fo:text-indent="0.3937in" style:auto-text-indent="false" style:page-number="auto" fo:background-color="transparent">
        <style:tab-stops/>
      </style:paragraph-properties>
      <style:text-properties officeooo:rsid="00d69324" officeooo:paragraph-rsid="00d69324" fo:hyphenate="false" loext:hyphenation-no-caps="false"/>
    </style:style>
    <style:style style:name="P119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a2911" style:font-size-asian="14pt" style:font-size-complex="14pt"/>
    </style:style>
    <style:style style:name="P120" style:family="paragraph" style:parent-style-name="Standard" style:list-style-name="L2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13309ce" style:font-size-asian="14pt" style:font-size-complex="14pt"/>
    </style:style>
    <style:style style:name="P121" style:family="paragraph" style:parent-style-name="Standard" style:list-style-name="L3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122" style:family="paragraph" style:parent-style-name="Standard" style:list-style-name="L5">
      <loext:graphic-properties draw:fill="none"/>
      <style:paragraph-properties fo:line-height="150%" fo:text-align="start" style:justify-single-word="false" fo:background-color="transparent"/>
      <style:text-properties fo:font-size="14pt" officeooo:rsid="00a7837d" officeooo:paragraph-rsid="00a7837d" style:font-size-asian="14pt" style:font-size-complex="14pt"/>
    </style:style>
    <style:style style:name="P123" style:family="paragraph" style:parent-style-name="Standard" style:list-style-name="L8">
      <style:paragraph-properties fo:line-height="150%"/>
      <style:text-properties fo:font-size="14pt" officeooo:paragraph-rsid="00ff5ab0" style:font-size-asian="14pt" style:font-size-complex="14pt"/>
    </style:style>
    <style:style style:name="P124" style:family="paragraph" style:parent-style-name="Standard" style:list-style-name="L8">
      <style:paragraph-properties fo:line-height="150%"/>
      <style:text-properties fo:font-size="14pt" officeooo:rsid="00ff5ab0" officeooo:paragraph-rsid="00ff5ab0" style:font-size-asian="14pt" style:font-size-complex="14pt"/>
    </style:style>
    <style:style style:name="T1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2" style:family="text">
      <style:text-properties fo:font-size="7pt" style:font-size-asian="7pt"/>
    </style:style>
    <style:style style:name="T3" style:family="text">
      <style:text-properties fo:font-size="9pt" style:font-size-asian="9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2413e2" style:font-size-asian="12pt"/>
    </style:style>
    <style:style style:name="T7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8" style:family="text">
      <style:text-properties fo:font-size="12pt" style:text-underline-style="solid" style:text-underline-width="auto" style:text-underline-color="font-color" officeooo:rsid="002413e2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text-underline-style="solid" style:text-underline-width="auto" style:text-underline-color="font-color" style:font-size-asian="8pt"/>
    </style:style>
    <style:style style:name="T12" style:family="text">
      <style:text-properties officeooo:rsid="002413e2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2413e2"/>
    </style:style>
    <style:style style:name="T15" style:family="text">
      <style:text-properties style:text-underline-style="solid" style:text-underline-width="auto" style:text-underline-color="font-color" officeooo:rsid="0031647c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de6c8e" style:font-weight-asian="bold" style:font-weight-complex="bold"/>
    </style:style>
    <style:style style:name="T19" style:family="text">
      <style:text-properties fo:font-weight="bold" officeooo:rsid="00e71897" style:font-weight-asian="bold" style:font-weight-complex="bold"/>
    </style:style>
    <style:style style:name="T20" style:family="text">
      <style:text-properties fo:font-weight="bold" officeooo:rsid="00e8653b" style:font-weight-asian="bold" style:font-weight-complex="bold"/>
    </style:style>
    <style:style style:name="T21" style:family="text">
      <style:text-properties fo:font-weight="bold" officeooo:rsid="00eb6ea6" style:font-weight-asian="bold" style:font-weight-complex="bold"/>
    </style:style>
    <style:style style:name="T22" style:family="text">
      <style:text-properties fo:font-weight="bold" officeooo:rsid="00ece46a" style:font-weight-asian="bold" style:font-weight-complex="bold"/>
    </style:style>
    <style:style style:name="T23" style:family="text">
      <style:text-properties fo:font-weight="bold" officeooo:rsid="01089beb" style:font-weight-asian="bold" style:font-weight-complex="bold"/>
    </style:style>
    <style:style style:name="T24" style:family="text">
      <style:text-properties fo:font-size="10pt" style:font-size-asian="10pt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style:text-underline-style="solid" style:text-underline-width="auto" style:text-underline-color="font-color" style:font-size-asian="10pt"/>
    </style:style>
    <style:style style:name="T27" style:family="text">
      <style:text-properties fo:font-size="10pt" style:text-underline-style="solid" style:text-underline-width="auto" style:text-underline-color="font-color" officeooo:rsid="0032acb8" style:font-size-asian="10pt"/>
    </style:style>
    <style:style style:name="T28" style:family="text">
      <style:text-properties style:text-position="super 63%" fo:font-size="8pt" style:font-size-asian="8pt"/>
    </style:style>
    <style:style style:name="T29" style:family="text">
      <style:text-properties fo:font-size="14pt" fo:language="uk" fo:country="UA" style:font-size-asian="14pt" style:font-size-complex="14pt"/>
    </style:style>
    <style:style style:name="T30" style:family="text">
      <style:text-properties fo:font-size="14pt" fo:language="uk" fo:country="UA" officeooo:rsid="0040a342" style:font-size-asian="14pt" style:font-size-complex="14pt"/>
    </style:style>
    <style:style style:name="T31" style:family="text">
      <style:text-properties fo:font-size="14pt" fo:language="uk" fo:country="UA" officeooo:rsid="0046b601" style:font-size-asian="14pt" style:font-size-complex="14pt"/>
    </style:style>
    <style:style style:name="T32" style:family="text">
      <style:text-properties fo:font-size="14pt" fo:language="uk" fo:country="UA" officeooo:rsid="004b29a8" style:font-size-asian="14pt" style:font-size-complex="14pt"/>
    </style:style>
    <style:style style:name="T33" style:family="text">
      <style:text-properties fo:font-size="14pt" fo:language="uk" fo:country="UA" fo:font-style="normal" officeooo:rsid="004e971d" fo:background-color="#ffffff" loext:char-shading-value="0" style:font-size-asian="14pt" style:font-style-asian="normal" style:font-size-complex="14pt" loext:padding="0in" loext:border="none" loext:shadow="none"/>
    </style:style>
    <style:style style:name="T34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language="uk" fo:country="UA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style:font-size-asian="14pt" style:font-size-complex="14pt"/>
    </style:style>
    <style:style style:name="T37" style:family="text">
      <style:text-properties fo:font-size="14pt" officeooo:rsid="0091a690" style:font-size-asian="14pt" style:font-size-complex="14pt"/>
    </style:style>
    <style:style style:name="T3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language="en" fo:country="US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weight="normal" officeooo:rsid="0091a690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92f94f" style:font-size-asian="14pt" style:font-weight-asian="normal" style:font-size-complex="14pt" style:font-weight-complex="normal"/>
    </style:style>
    <style:style style:name="T42" style:family="text">
      <style:text-properties fo:font-size="14pt" fo:font-weight="normal" officeooo:rsid="00939f53" style:font-size-asian="14pt" style:font-weight-asian="normal" style:font-size-complex="14pt" style:font-weight-complex="normal"/>
    </style:style>
    <style:style style:name="T43" style:family="text">
      <style:text-properties fo:font-size="14pt" fo:font-weight="normal" officeooo:rsid="0093deb3" style:font-size-asian="14pt" style:font-weight-asian="normal" style:font-size-complex="14pt" style:font-weight-complex="normal"/>
    </style:style>
    <style:style style:name="T44" style:family="text">
      <style:text-properties fo:font-size="14pt" fo:font-weight="normal" officeooo:rsid="0096f23c" style:font-size-asian="14pt" style:font-weight-asian="normal" style:font-size-complex="14pt" style:font-weight-complex="normal"/>
    </style:style>
    <style:style style:name="T4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officeooo:rsid="00a081c3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language="en" fo:country="US"/>
    </style:style>
    <style:style style:name="T48" style:family="text">
      <style:text-properties officeooo:rsid="0046b601"/>
    </style:style>
    <style:style style:name="T49" style:family="text">
      <style:text-properties fo:text-transform="uppercase" fo:font-size="14pt" fo:font-weight="bold" officeooo:rsid="008f5423" style:font-size-asian="14pt" style:font-weight-asian="bold" style:font-size-complex="14pt" style:font-weight-complex="bold"/>
    </style:style>
    <style:style style:name="T50" style:family="text">
      <style:text-properties fo:text-transform="uppercase" fo:font-size="14pt" fo:font-weight="bold" officeooo:rsid="007146dd" style:font-size-asian="14pt" style:font-weight-asian="bold" style:font-size-complex="14pt" style:font-weight-complex="bold"/>
    </style:style>
    <style:style style:name="T51" style:family="text">
      <style:text-properties fo:text-transform="uppercase" fo:font-size="14pt" fo:font-weight="bold" officeooo:rsid="006b46bc" style:font-size-asian="14pt" style:font-weight-asian="bold" style:font-size-complex="14pt" style:font-weight-complex="bold"/>
    </style:style>
    <style:style style:name="T52" style:family="text">
      <style:text-properties fo:text-transform="uppercase" fo:font-size="14pt" fo:font-weight="bold" officeooo:rsid="00699400" style:font-size-asian="14pt" style:font-weight-asian="bold" style:font-size-complex="14pt" style:font-weight-complex="bold"/>
    </style:style>
    <style:style style:name="T53" style:family="text">
      <style:text-properties fo:text-transform="uppercase" fo:font-size="14pt" fo:font-weight="bold" officeooo:rsid="00ac830a" style:font-size-asian="14pt" style:font-weight-asian="bold" style:font-size-complex="14pt" style:font-weight-complex="bold"/>
    </style:style>
    <style:style style:name="T54" style:family="text">
      <style:text-properties fo:text-transform="uppercase" fo:font-size="14pt" fo:font-weight="bold" officeooo:rsid="00f56746" style:font-size-asian="14pt" style:font-weight-asian="bold" style:font-size-complex="14pt" style:font-weight-complex="bold"/>
    </style:style>
    <style:style style:name="T55" style:family="text">
      <style:text-properties fo:text-transform="uppercase" fo:font-size="14pt" fo:font-weight="bold" officeooo:rsid="0103c455" style:font-size-asian="14pt" style:font-weight-asian="bold" style:font-size-complex="14pt" style:font-weight-complex="bold"/>
    </style:style>
    <style:style style:name="T56" style:family="text">
      <style:text-properties fo:text-transform="uppercase" fo:font-size="14pt" fo:font-weight="bold" officeooo:rsid="011ad153" style:font-size-asian="14pt" style:font-weight-asian="bold" style:font-size-complex="14pt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aead2d" style:font-weight-asian="normal" style:font-weight-complex="normal"/>
    </style:style>
    <style:style style:name="T59" style:family="text">
      <style:text-properties fo:font-weight="normal" officeooo:rsid="00b039d8" style:font-weight-asian="normal" style:font-weight-complex="normal"/>
    </style:style>
    <style:style style:name="T60" style:family="text">
      <style:text-properties fo:font-weight="normal" officeooo:rsid="00b4b540" style:font-weight-asian="normal" style:font-weight-complex="normal"/>
    </style:style>
    <style:style style:name="T61" style:family="text">
      <style:text-properties fo:font-weight="normal" officeooo:rsid="00b4e9ac" style:font-weight-asian="normal" style:font-weight-complex="normal"/>
    </style:style>
    <style:style style:name="T62" style:family="text">
      <style:text-properties fo:font-weight="normal" officeooo:rsid="00b6bee3" style:font-weight-asian="normal" style:font-weight-complex="normal"/>
    </style:style>
    <style:style style:name="T63" style:family="text">
      <style:text-properties fo:font-weight="normal" officeooo:rsid="00b8b366" style:font-weight-asian="normal" style:font-weight-complex="normal"/>
    </style:style>
    <style:style style:name="T64" style:family="text">
      <style:text-properties fo:font-weight="normal" officeooo:rsid="00f6e99a" style:font-weight-asian="normal" style:font-weight-complex="normal"/>
    </style:style>
    <style:style style:name="T65" style:family="text">
      <style:text-properties fo:font-weight="normal" officeooo:rsid="012d3a34" style:font-weight-asian="normal" style:font-weight-complex="normal"/>
    </style:style>
    <style:style style:name="T66" style:family="text">
      <style:text-properties officeooo:rsid="00ceb25c"/>
    </style:style>
    <style:style style:name="T67" style:family="text">
      <style:text-properties officeooo:rsid="00d254eb"/>
    </style:style>
    <style:style style:name="T68" style:family="text">
      <style:text-properties officeooo:rsid="00d36526"/>
    </style:style>
    <style:style style:name="T69" style:family="text">
      <style:text-properties officeooo:rsid="00dc9869"/>
    </style:style>
    <style:style style:name="T70" style:family="text">
      <style:text-properties officeooo:rsid="00de6c8e"/>
    </style:style>
    <style:style style:name="T71" style:family="text">
      <style:text-properties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dc9869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ef7290" style:font-style-asian="italic" style:font-weight-asian="bold" style:font-style-complex="italic" style:font-weight-complex="bold"/>
    </style:style>
    <style:style style:name="T74" style:family="text">
      <style:text-properties fo:font-style="normal" style:font-style-asian="normal" style:font-style-complex="normal"/>
    </style:style>
    <style:style style:name="T75" style:family="text">
      <style:text-properties fo:font-style="normal" officeooo:rsid="00dc9869" style:font-style-asian="normal" style:font-style-complex="normal"/>
    </style:style>
    <style:style style:name="T76" style:family="text">
      <style:text-properties officeooo:rsid="00e483c5"/>
    </style:style>
    <style:style style:name="T77" style:family="text">
      <style:text-properties officeooo:rsid="00e71897"/>
    </style:style>
    <style:style style:name="T78" style:family="text">
      <style:text-properties officeooo:rsid="00e8653b"/>
    </style:style>
    <style:style style:name="T79" style:family="text">
      <style:text-properties officeooo:rsid="00eb6ea6"/>
    </style:style>
    <style:style style:name="T80" style:family="text">
      <style:text-properties officeooo:rsid="00ece46a"/>
    </style:style>
    <style:style style:name="T81" style:family="text">
      <style:text-properties officeooo:rsid="00ef7290"/>
    </style:style>
    <style:style style:name="T82" style:family="text">
      <style:text-properties officeooo:rsid="00f6e99a"/>
    </style:style>
    <style:style style:name="T83" style:family="text">
      <style:text-properties officeooo:rsid="00fae989"/>
    </style:style>
    <style:style style:name="T84" style:family="text">
      <style:text-properties officeooo:rsid="00ff5ab0"/>
    </style:style>
    <style:style style:name="T85" style:family="text">
      <style:text-properties officeooo:rsid="01089beb"/>
    </style:style>
    <style:style style:name="T86" style:family="text">
      <style:text-properties officeooo:rsid="013309c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874in" fo:text-indent="-0.25in" fo:margin-left="0.7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НАЦІОНАЛЬНИЙ ТЕХНІЧНИЙ УНІВЕРСИТЕТ УКРАЇНИ </text:p>
      <text:p text:style-name="P57">«КИЇВСЬКИЙ ПОЛІТЕХНІЧНИЙ ІНСТИТУТ <text:s/></text:p>
      <text:p text:style-name="P58">ІМЕНІ ІГОРЯ СІКОРСЬКОГО» </text:p>
      <text:p text:style-name="P36"><text:span text:style-name="Default_20_Paragraph_20_Font"><text:span text:style-name="T1">ФАКУЛЬТЕТ ІНФОРМАТИКИ ТА ОБЧИСЛЮВАЛЬНОЇ ТЕХНІКИ</text:span></text:span> </text:p>
      <text:p text:style-name="P17"><text:span text:style-name="Default_20_Paragraph_20_Font"><text:span text:style-name="T2">(повна назва інституту/факультету) </text:span></text:span></text:p>
      <text:p text:style-name="P37"><text:span text:style-name="Default_20_Paragraph_20_Font"><text:span text:style-name="T1">КАФЕДРА інформатики та програмної інженерії</text:span></text:span> </text:p>
      <text:p text:style-name="P33"><text:span text:style-name="Default_20_Paragraph_20_Font"><text:span text:style-name="T3">(повна назва кафедри) </text:span></text:span></text:p>
      <text:p text:style-name="P18"><text:s/></text:p>
      <text:p text:style-name="P18"/>
      <text:p text:style-name="P18"><text:s/></text:p>
      <text:p text:style-name="P18"><text:s text:c="2"/></text:p>
      <text:p text:style-name="P64"><text:bookmark-start text:name="__RefHeading___Toc1256_1052666017"/>КУРСОВА РОБОТА <text:bookmark-end text:name="__RefHeading___Toc1256_1052666017"/></text:p>
      <text:p text:style-name="P34">з дисципліни <text:span text:style-name="Default_20_Paragraph_20_Font"><text:span text:style-name="T1">«Бази даних»</text:span></text:span> </text:p>
      <text:p text:style-name="P35"><text:span text:style-name="Default_20_Paragraph_20_Font"><text:span text:style-name="T3">(назва дисципліни) </text:span></text:span></text:p>
      <text:p text:style-name="P59">на тему: <text:span text:style-name="T13">”</text:span><text:span text:style-name="T14">База даних для збереження даних про футбольні чемпіонати”</text:span><text:span text:style-name="T17">____________________________________________________ </text:span></text:p>
      <text:p text:style-name="P63">____________________________________________________________</text:p>
      <text:p text:style-name="P18"><text:s/></text:p>
      <text:p text:style-name="P60"><text:span text:style-name="Default_20_Paragraph_20_Font"><text:span text:style-name="T5">Студента (ки) __</text:span></text:span><text:span text:style-name="Default_20_Paragraph_20_Font"><text:span text:style-name="T6">2</text:span></text:span><text:span text:style-name="Default_20_Paragraph_20_Font"><text:span text:style-name="T5">___ курсу __</text:span></text:span><text:span text:style-name="Default_20_Paragraph_20_Font"><text:span text:style-name="T6">ІП-11</text:span></text:span><text:span text:style-name="Default_20_Paragraph_20_Font"><text:span text:style-name="T5">____ групи спеціальності </text:span></text:span><text:span text:style-name="Default_20_Paragraph_20_Font"><text:span text:style-name="T7">121 «Інженерія програмного</text:span></text:span><text:span text:style-name="Default_20_Paragraph_20_Font"><text:span text:style-name="T5"> </text:span></text:span><text:span text:style-name="Default_20_Paragraph_20_Font"><text:span text:style-name="T7">забезпечення»</text:span></text:span><text:span text:style-name="Default_20_Paragraph_20_Font"><text:span text:style-name="T5"> </text:span></text:span></text:p>
      <text:p text:style-name="P60"><text:span text:style-name="Default_20_Paragraph_20_Font"><text:span text:style-name="T8"><text:tab/> <text:s text:c="10"/>Панченко С.В <text:s text:c="29"/></text:span></text:span></text:p>
      <text:p text:style-name="P19"><text:span text:style-name="Default_20_Paragraph_20_Font"><text:span text:style-name="T10">(прізвище та ініціали) </text:span></text:span></text:p>
      <text:p text:style-name="P60"><text:span text:style-name="Default_20_Paragraph_20_Font"><text:span text:style-name="T5">Керівник ___________________________ ____________________________________ </text:span></text:span></text:p>
      <text:p text:style-name="P38"><text:span text:style-name="Default_20_Paragraph_20_Font"><text:span text:style-name="T10">(посада, вчене звання, науковий ступінь, прізвище та ініціали) <text:s text:c="3"/></text:span></text:span></text:p>
      <text:p text:style-name="P54"><text:span text:style-name="Default_20_Paragraph_20_Font"><text:span text:style-name="T5"><text:s/></text:span></text:span></text:p>
      <text:p text:style-name="P60"><text:span text:style-name="Default_20_Paragraph_20_Font"><text:span text:style-name="T5">Національна шкала <text:s text:c="3"/>_____________________ <text:s text:c="4"/></text:span></text:span></text:p>
      <text:p text:style-name="P20"><text:span text:style-name="Default_20_Paragraph_20_Font"><text:span text:style-name="T5"><text:s/></text:span></text:span></text:p>
      <text:p text:style-name="P60"><text:span text:style-name="Default_20_Paragraph_20_Font"><text:span text:style-name="T5">Кількість балів: ______ <text:s/>Оцінка ECTS _______ </text:span></text:span></text:p>
      <text:p text:style-name="P21"><text:span text:style-name="Default_20_Paragraph_20_Font"><text:span text:style-name="T5"><text:s/></text:span></text:span></text:p>
      <text:p text:style-name="P22"><text:s/></text:p>
      <text:p text:style-name="P39"><text:s/></text:p>
      <text:p text:style-name="P61"><text:span text:style-name="Default_20_Paragraph_20_Font"><text:span text:style-name="T5">Члени комісії <text:s text:c="9"/>_______________ ___________________________________________ <text:s text:c="19"/></text:span></text:span></text:p>
      <text:p text:style-name="P23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61"><text:span text:style-name="Default_20_Paragraph_20_Font"><text:span text:style-name="T5"><text:s text:c="33"/>_______________ ___________________________________________ <text:s text:c="20"/></text:span></text:span></text:p>
      <text:p text:style-name="P23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61"><text:span text:style-name="Default_20_Paragraph_20_Font"><text:span text:style-name="T5"><text:s text:c="33"/>_______________ ___________________________________________ <text:s text:c="20"/></text:span></text:span></text:p>
      <text:p text:style-name="P24"><text:span text:style-name="Default_20_Paragraph_20_Font"><text:span text:style-name="T10">(підпис) <text:s text:c="23"/>(вчене звання, науковий ступінь, прізвище та ініціали) </text:span></text:span></text:p>
      <text:p text:style-name="P39"><text:s/></text:p>
      <text:p text:style-name="P39"><text:s/></text:p>
      <text:p text:style-name="P25">Київ – 202<text:span text:style-name="T12">2</text:span> рік </text:p>
      <text:p text:style-name="P64"><text:bookmark-start text:name="__RefHeading___Toc1258_1052666017"/><text:soft-page-break/>Національний технічний університет України <text:s/>«Київський політехнічний інститут імені Ігоря Сікорського» <text:bookmark-end text:name="__RefHeading___Toc1258_1052666017"/></text:p>
      <text:p text:style-name="P40"><text:span text:style-name="Default_20_Paragraph_20_Font"><text:span text:style-name="T16"><text:s/></text:span></text:span></text:p>
      <text:p text:style-name="P41">Факультет <text:s text:c="2"/><text:span text:style-name="Default_20_Paragraph_20_Font"><text:span text:style-name="T1">Інформатики та обчислювальної техніки</text:span></text:span> </text:p>
      <text:p text:style-name="P45"><text:span text:style-name="Default_20_Paragraph_20_Font"><text:span text:style-name="T3"><text:s text:c="54"/>(повна назва) </text:span></text:span></text:p>
      <text:p text:style-name="P41">Кафедра <text:s text:c="4"/><text:span text:style-name="Default_20_Paragraph_20_Font"><text:span text:style-name="T1">Інформатики та програмної інженерії</text:span></text:span> <text:s/></text:p>
      <text:p text:style-name="P42"><text:span text:style-name="Default_20_Paragraph_20_Font"><text:span text:style-name="T24"><text:s text:c="55"/>(повна назва) </text:span></text:span></text:p>
      <text:p text:style-name="P65">Дисципліна <text:s/><text:span text:style-name="Default_20_Paragraph_20_Font"><text:span text:style-name="T1">Бази даних</text:span></text:span> </text:p>
      <text:p text:style-name="P46"><text:s/></text:p>
      <text:p text:style-name="P65">Курс <text:s/><text:span text:style-name="T15">2</text:span> <text:s/>Група <text:span text:style-name="T15">ІП-11</text:span><text:span text:style-name="T13"> </text:span><text:s text:c="2"/>Семестр <text:span text:style-name="T15">1</text:span> </text:p>
      <text:p text:style-name="P80"><text:span text:style-name="Default_20_Paragraph_20_Font"><text:s/></text:span></text:p>
      <text:p text:style-name="P80"><text:bookmark-start text:name="__RefHeading___Toc1260_1052666017"/><text:span text:style-name="Default_20_Paragraph_20_Font"><text:span text:style-name="T17">З <text:s/>А <text:s/>В <text:s/>Д <text:s/>А <text:s/>Н <text:s/>Н <text:s/>Я </text:span></text:span><text:bookmark-end text:name="__RefHeading___Toc1260_1052666017"/></text:p>
      <text:p text:style-name="P80"><text:span text:style-name="Default_20_Paragraph_20_Font"><text:span text:style-name="T17">НА КУРСОВУ РОБОТУ СТУДЕНТУ </text:span></text:span></text:p>
      <text:p text:style-name="P53"><text:span text:style-name="Default_20_Paragraph_20_Font"><text:span text:style-name="T11"><text:s/></text:span></text:span><text:span text:style-name="Default_20_Paragraph_20_Font"><text:span text:style-name="T26"><text:s text:c="68"/></text:span></text:span><text:span text:style-name="Default_20_Paragraph_20_Font"><text:span text:style-name="T27">Панченко Сергій Віталійович</text:span></text:span><text:span text:style-name="Default_20_Paragraph_20_Font"><text:span text:style-name="T26"> <text:s text:c="100"/></text:span></text:span><text:span text:style-name="Default_20_Paragraph_20_Font"><text:span text:style-name="T24"><text:s text:c="9"/></text:span></text:span></text:p>
      <text:p text:style-name="P53"><text:span text:style-name="Default_20_Paragraph_20_Font"><text:span text:style-name="T10"><text:s/></text:span></text:span><text:span text:style-name="Default_20_Paragraph_20_Font"><text:span text:style-name="T24"><text:s text:c="76"/></text:span></text:span><text:span text:style-name="Default_20_Paragraph_20_Font"><text:span text:style-name="T10">(прізвище, ім’я, <text:s/>по батькові)</text:span></text:span><text:span text:style-name="Default_20_Paragraph_20_Font"><text:span text:style-name="T28"> </text:span></text:span></text:p>
      <text:list xml:id="list2655132215" text:style-name="L1">
        <text:list-item>
          <text:p text:style-name="P111">Тема роботи _____________________________________________ </text:p>
        </text:list-item>
      </text:list>
      <text:p text:style-name="P65">__________________________________________________________________ <text:s/></text:p>
      <text:p text:style-name="P67">__________________________________________________________________ __________________________________________________________________ керівник роботи <text:s text:c="12"/>_____________________________________________ </text:p>
      <text:p text:style-name="P26"><text:span text:style-name="Default_20_Paragraph_20_Font"><text:span text:style-name="T10"><text:s text:c="49"/>(прізвище, ім’я, по батькові, науковий ступінь, вчене звання) </text:span></text:span></text:p>
      <text:list xml:id="list81227817225054" text:continue-numbering="true" text:style-name="L1">
        <text:list-item>
          <text:p text:style-name="P111">Строк подання студентом роботи <text:s text:c="16"/>__________________________ </text:p>
        </text:list-item>
        <text:list-item>
          <text:p text:style-name="P111">Вихідні дані до роботи <text:s text:c="16"/>____________________________________ </text:p>
        </text:list-item>
      </text:list>
      <text:p text:style-name="P65">__________________________________________________________________</text:p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__________________________________________________________________</text:p>
      <text:p text:style-name="P66">__________________________________________________________________ ________________________________________________ </text:p>
      <text:list xml:id="list81225816107914" text:continue-numbering="true" text:style-name="L1">
        <text:list-item>
          <text:p text:style-name="P111">Зміст розрахунково-пояснювальної записки (перелік питань, які потрібно розробити)_________________________________________________________</text:p>
        </text:list-item>
      </text:list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__________________________________________________________________</text:p>
      <text:p text:style-name="P65">__________________________________________________________________</text:p>
      <text:p text:style-name="P66">__________________________________________________________________ ________________________________________________________ </text:p>
      <text:list xml:id="list81227243313043" text:continue-numbering="true" text:style-name="L1">
        <text:list-item>
          <text:p text:style-name="P111">Перелік графічного матеріалу (з точним зазначенням обов’язкових креслень) </text:p>
        </text:list-item>
      </text:list>
      <text:p text:style-name="P65">__________________________________________________________________</text:p>
      <text:p text:style-name="P67">__________________________________________________________________ __________________________________________________________________ <text:soft-page-break/>________________________________________________________________<text:span text:style-name="Default_20_Paragraph_20_Font"><text:span text:style-name="T16"> </text:span></text:span></text:p>
      <text:p text:style-name="P27"><text:span text:style-name="Default_20_Paragraph_20_Font"><text:span text:style-name="T16"><text:s/></text:span></text:span></text:p>
      <text:list xml:id="list81226069711180" text:continue-numbering="true" text:style-name="L1">
        <text:list-item>
          <text:p text:style-name="P112">Дата видачі завдання_________<text:span text:style-name="Default_20_Paragraph_20_Font"><text:span text:style-name="T16">_____________________________________ </text:span></text:span></text:p>
        </text:list-item>
      </text:list>
      <text:p text:style-name="P48"><text:span text:style-name="Default_20_Paragraph_20_Font"><text:span text:style-name="T4"><text:s/></text:span></text:span></text:p>
      <text:p text:style-name="P48"><text:span text:style-name="Default_20_Paragraph_20_Font"><text:span text:style-name="T4"><text:s/></text:span></text:span></text:p>
      <text:p text:style-name="P49"><text:span text:style-name="Default_20_Paragraph_20_Font"><text:span text:style-name="T4"><text:s/></text:span></text:span></text:p>
      <text:p text:style-name="P80"><text:bookmark-start text:name="__RefHeading___Toc1262_1052666017"/><text:span text:style-name="T17">КАЛЕНДАРНИЙ ПЛАН</text:span> <text:bookmark-end text:name="__RefHeading___Toc1262_1052666017"/></text:p>
      <text:p text:style-name="P47"><text:span text:style-name="Default_20_Paragraph_20_Font"><text:span text:style-name="T25"><text:s/></text:span></text:span></text:p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row table:style-name="Таблиця2.1">
          <table:table-cell table:style-name="Таблиця2.A1" office:value-type="string">
            <text:p text:style-name="P51"><text:span text:style-name="Default_20_Paragraph_20_Font"><text:span text:style-name="T5">№ </text:span></text:span></text:p>
            <text:p text:style-name="P52"><text:span text:style-name="Default_20_Paragraph_20_Font"><text:span text:style-name="T5">з/п 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Назва етапів виконання курсового проекту </text:span></text:span></text:p>
          </table:table-cell>
          <table:table-cell table:style-name="Таблиця2.A1" office:value-type="string">
            <text:p text:style-name="P55"><text:span text:style-name="Default_20_Paragraph_20_Font"><text:span text:style-name="T5">Строк <text:s/>виконання етапів проекту </text:span></text:span></text:p>
          </table:table-cell>
          <table:table-cell table:style-name="Таблиця2.A1" office:value-type="string">
            <text:p text:style-name="P28"><text:span text:style-name="Default_20_Paragraph_20_Font"><text:span text:style-name="T5">Примітка 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3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4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1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4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  <table:table-row table:style-name="Таблиця2.12">
          <table:table-cell table:style-name="Таблиця2.A1" office:value-type="string">
            <text:p text:style-name="P29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52"><text:span text:style-name="Default_20_Paragraph_20_Font"><text:span text:style-name="T16"><text:s/></text:span></text:span></text:p>
          </table:table-cell>
          <table:table-cell table:style-name="Таблиця2.A1" office:value-type="string">
            <text:p text:style-name="P30"><text:span text:style-name="Default_20_Paragraph_20_Font"><text:span text:style-name="T5"><text:s/></text:span></text:span></text:p>
          </table:table-cell>
          <table:table-cell table:style-name="Таблиця2.A1" office:value-type="string">
            <text:p text:style-name="P31"><text:span text:style-name="Default_20_Paragraph_20_Font"><text:span text:style-name="T16"><text:s/></text:span></text:span></text:p>
          </table:table-cell>
        </table:table-row>
      </table:table>
      <text:p text:style-name="P47"><text:span text:style-name="Default_20_Paragraph_20_Font"><text:span text:style-name="T25"><text:s/></text:span></text:span></text:p>
      <text:p text:style-name="P32"><text:span text:style-name="Default_20_Paragraph_20_Font"><text:span text:style-name="T25"><text:s/></text:span></text:span></text:p>
      <text:p text:style-name="P41"><text:span text:style-name="Default_20_Paragraph_20_Font"><text:span text:style-name="T25"><text:s text:c="2"/></text:span></text:span><text:span text:style-name="Default_20_Paragraph_20_Font"><text:span text:style-name="T9">Студент <text:s text:c="20"/>____________ <text:s/>______________________ </text:span></text:span></text:p>
      <text:p text:style-name="P43"><text:span text:style-name="Default_20_Paragraph_20_Font"><text:span text:style-name="T5"><text:s text:c="42"/></text:span></text:span><text:span text:style-name="Default_20_Paragraph_20_Font"><text:span text:style-name="T10">(підпис ) <text:s text:c="30"/>(прізвище та ініціали)</text:span></text:span><text:span text:style-name="Default_20_Paragraph_20_Font"><text:span text:style-name="T5"> </text:span></text:span></text:p>
      <text:p text:style-name="P41"><text:span text:style-name="Default_20_Paragraph_20_Font"><text:span text:style-name="T9">Керівник роботи <text:s text:c="5"/>_____________ <text:s/>______________________ </text:span></text:span></text:p>
      <text:p text:style-name="P44"><text:span text:style-name="Default_20_Paragraph_20_Font"><text:span text:style-name="T5"><text:s text:c="45"/></text:span></text:span><text:span text:style-name="Default_20_Paragraph_20_Font"><text:span text:style-name="T10">(підпис ) <text:s text:c="28"/>(прізвище та ініціали)</text:span></text:span><text:span text:style-name="Default_20_Paragraph_20_Font"><text:span text:style-name="T5"> </text:span></text:span></text:p>
      <text:p text:style-name="P50"><text:span text:style-name="Default_20_Paragraph_20_Font"><text:span text:style-name="T24"><text:s/><text:tab/> </text:span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p text:style-name="P50"><text:span text:style-name="Default_20_Paragraph_20_Font"><text:span text:style-name="T24"/></text:span></text:p>
      <text:h text:style-name="P77" text:outline-level="1"><text:bookmark-start text:name="_Toc104703868"/><text:bookmark-start text:name="__RefHeading___Toc1264_1052666017"/><text:bookmark-start text:name="_Toc105243118"/><text:bookmark-start text:name="_Toc105261920"/><text:soft-page-break/>Анотація<text:bookmark-end text:name="_Toc104703868"/><text:bookmark-end text:name="__RefHeading___Toc1264_1052666017"/><text:bookmark-end text:name="_Toc105243118"/><text:bookmark-end text:name="_Toc105261920"/></text:h>
      <text:p text:style-name="P68"/>
      <text:p text:style-name="P2"><text:span text:style-name="T29">Пояснювальна записка до курсової роботи</text:span><text:span text:style-name="T36">: </text:span><text:span text:style-name="T29">81</text:span><text:span text:style-name="T36"> </text:span><text:span text:style-name="T29">сторінок</text:span><text:span text:style-name="T36">, </text:span><text:span text:style-name="T29">10</text:span><text:span text:style-name="T36"> рис</text:span><text:span text:style-name="T29">унки</text:span><text:span text:style-name="T36">, </text:span><text:span text:style-name="T29">12</text:span><text:span text:style-name="T36"> табл</text:span><text:span text:style-name="T29">иць, 1 посилання</text:span><text:span text:style-name="T36">.</text:span></text:p>
      <text:p text:style-name="P3"><text:span text:style-name="T29">Об’єкт дослідження</text:span><text:span text:style-name="T36">: </text:span><text:span text:style-name="T30">база даних для збереження даних про футбольні чемпіонати.</text:span></text:p>
      <text:p text:style-name="P3"><text:span text:style-name="T29">Мета роботи</text:span><text:span text:style-name="T36">: </text:span><text:span text:style-name="T29">закріплення навичок з проектування, реалізації реляційних баз даних та їх використання для практичних задач. </text:span></text:p>
      <text:p text:style-name="P76">Проведено аналіз предметного середовища, визначено сутності, атриблути та зв’язки між об’єктами. Побудована <text:span text:style-name="T47">ER-</text:span>модель предметного середовища, реляційну схему бази даних, виділено первинні та зовнішні ключі, визначено обмеження для підтримки цілісності даних. <text:span text:style-name="T48">Розроблено скрипти для побудови спроектованої бази даних, імпортовано дані в неї, виконано різноманітні запити до неї.</text:span></text:p>
      <text:p text:style-name="P5"><text:span text:style-name="Default_20_Paragraph_20_Font"><text:span text:style-name="T29">Виконана програмна реалізація </text:span></text:span><text:span text:style-name="Default_20_Paragraph_20_Font"><text:span text:style-name="T31">бази даних для </text:span></text:span><text:span text:style-name="Default_20_Paragraph_20_Font"><text:span text:style-name="T30">збереження </text:span></text:span><text:span text:style-name="Default_20_Paragraph_20_Font"><text:span text:style-name="T32">інформації</text:span></text:span><text:span text:style-name="Default_20_Paragraph_20_Font"><text:span text:style-name="T30"> про футбольні чемпіонати </text:span></text:span><text:span text:style-name="Default_20_Paragraph_20_Font"><text:span text:style-name="T31">( варіант 23 )</text:span></text:span><text:span text:style-name="Default_20_Paragraph_20_Font"><text:span text:style-name="T30">.</text:span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97"><text:a xlink:type="simple" xlink:href="#__RefHeading___Toc1264_1052666017" text:style-name="Index_20_Link" text:visited-style-name="Index_20_Link">Анотація<text:tab/>4</text:a></text:p>
          <text:p text:style-name="P97"><text:a xlink:type="simple" xlink:href="#__RefHeading___Toc12085_1052666017" text:style-name="Index_20_Link" text:visited-style-name="Index_20_Link">Вступ<text:tab/>7</text:a></text:p>
          <text:p text:style-name="P97"><text:a xlink:type="simple" xlink:href="#__RefHeading___Toc12088_1052666017" text:style-name="Index_20_Link" text:visited-style-name="Index_20_Link">1 Опис предметної області<text:tab/>8</text:a></text:p>
          <text:p text:style-name="P97"><text:a xlink:type="simple" xlink:href="#__RefHeading___Toc12088_10526660171" text:style-name="Index_20_Link" text:visited-style-name="Index_20_Link">2 Постановка завдання<text:tab/>9</text:a></text:p>
          <text:p text:style-name="P97"><text:a xlink:type="simple" xlink:href="#__RefHeading___Toc12088_105266601711" text:style-name="Index_20_Link" text:visited-style-name="Index_20_Link">3 ER-Діаграма<text:tab/>10</text:a></text:p>
          <text:p text:style-name="P98"><text:a xlink:type="simple" xlink:href="#__RefHeading___Toc15160_2945302733" text:style-name="Index_20_Link" text:visited-style-name="Index_20_Link">3.1 Бізнес правила<text:tab/>10</text:a></text:p>
          <text:p text:style-name="P98"><text:a xlink:type="simple" xlink:href="#__RefHeading___Toc15184_2945302733" text:style-name="Index_20_Link" text:visited-style-name="Index_20_Link">3.2 Вибір сутностей<text:tab/>10</text:a></text:p>
          <text:p text:style-name="P98"><text:a xlink:type="simple" xlink:href="#__RefHeading___Toc15206_2945302733" text:style-name="Index_20_Link" text:visited-style-name="Index_20_Link">3.3 Набори атриутів сутностей<text:tab/>11</text:a></text:p>
          <text:p text:style-name="P99"><text:a xlink:type="simple" xlink:href="#__RefHeading___Toc15208_2945302733" text:style-name="Index_20_Link" text:visited-style-name="Index_20_Link">Таблиця 3.1 — Сутності та їхні атрибути<text:tab/>11</text:a></text:p>
          <text:p text:style-name="P99"><text:a xlink:type="simple" xlink:href="#__RefHeading___Toc5064_2996071721" text:style-name="Index_20_Link" text:visited-style-name="Index_20_Link">Продовження таблиці 3.1<text:tab/>12</text:a></text:p>
          <text:p text:style-name="P97"><text:a xlink:type="simple" xlink:href="#__RefHeading___Toc12088_1052666017111" text:style-name="Index_20_Link" text:visited-style-name="Index_20_Link">4 Реляційна модель бази даних<text:tab/>13</text:a></text:p>
          <text:p text:style-name="P98"><text:a xlink:type="simple" xlink:href="#__RefHeading___Toc5090_2996071721" text:style-name="Index_20_Link" text:visited-style-name="Index_20_Link">4.1 Побудова необхідних відношень та визначення первинних та зовнішніх ключів<text:tab/>13</text:a></text:p>
          <text:p text:style-name="P98"><text:a xlink:type="simple" xlink:href="#__RefHeading___Toc5094_2996071721" text:style-name="Index_20_Link" text:visited-style-name="Index_20_Link">4.2 Визначення обмежень цілісності для спроектованих відношень<text:tab/>13</text:a></text:p>
          <text:p text:style-name="P97"><text:a xlink:type="simple" xlink:href="#__RefHeading___Toc12088_10526660171111" text:style-name="Index_20_Link" text:visited-style-name="Index_20_Link">5 Реалізація бази даних<text:tab/>14</text:a></text:p>
          <text:p text:style-name="P98"><text:a xlink:type="simple" xlink:href="#__RefHeading___Toc5117_2996071721" text:style-name="Index_20_Link" text:visited-style-name="Index_20_Link">5.1 Створення бази даних у форматі системи упраління базою даних PostgreSQL<text:tab/>14</text:a></text:p>
          <text:p text:style-name="P98"><text:a xlink:type="simple" xlink:href="#__RefHeading___Toc5454_3010825376" text:style-name="Index_20_Link" text:visited-style-name="Index_20_Link">5.2 Імпортування даних в таблицю<text:tab/>18</text:a></text:p>
          <text:p text:style-name="P97"><text:a xlink:type="simple" xlink:href="#__RefHeading___Toc12088_105266601711111" text:style-name="Index_20_Link" text:visited-style-name="Index_20_Link">6 Створення користувачів бази даних<text:tab/>19</text:a></text:p>
        </text:index-body>
      </text:table-of-content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oft-page-break/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p text:style-name="P1"><text:span text:style-name="Default_20_Paragraph_20_Font"><text:span text:style-name="T29"/></text:span></text:p>
      <text:h text:style-name="P94" text:outline-level="1"><text:bookmark-start text:name="__RefHeading___Toc12085_1052666017"/><text:bookmark-start text:name="_Toc105261921"/><text:bookmark-start text:name="_Toc104703869"/>Вступ<text:bookmark-end text:name="__RefHeading___Toc12085_1052666017"/><text:bookmark-end text:name="_Toc105261921"/><text:bookmark-end text:name="_Toc104703869"/></text:h>
      <text:p text:style-name="P10"><text:span text:style-name="Emphasis"><text:span text:style-name="T45">Бази даних є важливою частиною будь-якого бізнесу, адже за допомогою них можна зберігати важливі дані про клієнтів, прослідковувати залежності між явищами. На відміну від минулого, де все зберігалося у журналах, архівах, бази даних дають можливість швидко отримувати інформацію, що нас цікавить</text:span></text:span><text:span text:style-name="Emphasis"><text:span text:style-name="T46">.</text:span></text:span></text:p>
      <text:p text:style-name="P12"><text:span text:style-name="Emphasis"><text:span text:style-name="T46">Обрана мною тема є актуальною, тому що спорт є важливою частиною нашого життя, а футбольні чемпіонати збирають сотні тися глядачів на стадіонах усіх куточків світу. До того ж подібні заходи потребують великих сил на їхню організацію, з чим дуже допомагають бази даних.</text:span></text:span></text:p>
      <text:p text:style-name="P11"><text:span text:style-name="Emphasis"><text:span text:style-name="T34">Дана робота присвячена вивченню розробки програмного забезпечення з </text:span></text:span><text:span text:style-name="Emphasis"><text:span text:style-name="T38">SQL</text:span></text:span><text:span text:style-name="Emphasis"><text:span text:style-name="T34">, і стосується проектування бази даних для збереження інформації про футбольні чемпіонати, </text:span></text:span><text:span text:style-name="Emphasis"><text:span text:style-name="T35">що допоможе організаторам цих заходів.</text:span></text:span><text:span text:style-name="Emphasis"><text:span text:style-name="T34"> Задача полягає в аналізі предметної області, побудови </text:span></text:span><text:span text:style-name="Emphasis"><text:span text:style-name="T38">ER-</text:span></text:span><text:span text:style-name="Emphasis"><text:span text:style-name="T34">діаграми та датологічної схеми реляційної бази даних, написанні</text:span></text:span><text:span text:style-name="Emphasis"><text:span text:style-name="T38"> SQL</text:span></text:span><text:span text:style-name="Emphasis"><text:span text:style-name="T34"> скриптів та запитів до неї. Виконання роботи проведено з допомогою Postgre</text:span></text:span><text:span text:style-name="Emphasis"><text:span text:style-name="T38">SQL, </text:span></text:span><text:span text:style-name="Emphasis"><text:span text:style-name="T34">оскільки </text:span></text:span><text:span text:style-name="Emphasis"><text:span text:style-name="T35">вона є потужним заобом побудови баз даних, а також </text:span></text:span><text:span text:style-name="Emphasis"><text:span text:style-name="T34">її найзручніше використовувати під </text:span></text:span><text:span text:style-name="Emphasis"><text:span text:style-name="T35">ОС </text:span></text:span><text:span text:style-name="Emphasis"><text:span text:style-name="T38">Linux </text:span></text:span><text:span text:style-name="Emphasis"><text:span text:style-name="T39">Ubuntu 22.10 .</text:span></text:span></text:p>
      <text:p text:style-name="P84"/>
      <text:p text:style-name="P4"/>
      <text:p text:style-name="P4"/>
      <text:p text:style-name="P4"/>
      <text:p text:style-name="P4"><text:span text:style-name="Emphasis"><text:span text:style-name="T33"/></text:span></text:p>
      <text:p text:style-name="P4"><text:span text:style-name="Emphasis"><text:span text:style-name="T33"/></text:span></text:p>
      <text:p text:style-name="P4"/>
      <text:h text:style-name="P7" text:outline-level="1"><text:bookmark-start text:name="__RefHeading___Toc12088_1052666017"/><text:soft-page-break/><text:span text:style-name="T50">1 </text:span><text:bookmark-start text:name="_Toc1047038681"/><text:bookmark-start text:name="_Toc1052431181"/><text:bookmark-start text:name="_Toc1052619201"/><text:span text:style-name="T51">О</text:span><text:bookmark-end text:name="_Toc1047038681"/><text:bookmark-end text:name="_Toc1052431181"/><text:bookmark-end text:name="_Toc1052619201"/><text:span text:style-name="T52">пис предметної області</text:span><text:bookmark-end text:name="__RefHeading___Toc12088_1052666017"/></text:h>
      <text:p text:style-name="P8"><text:span text:style-name="T37">Основним об’єктом дослідження предметної області є футбольні чемпіонати та процеси пов’язані з ними. </text:span><text:span text:style-name="T40">Змагання з даного виду спорту включать у себе проведення матчів, які відбувається між командами з різних країн світу. </text:span></text:p>
      <text:p text:style-name="P9"><text:span text:style-name="T40">Зазвичай чемпіонати організовують на стадіонах у великих містах. </text:span><text:span text:style-name="T41">Для спонсорів чемпіонатів важливо мати уявлення про те, яка аудиторія може прийти на захід, щоб ефективно прорекламувати певний продукт на оптимальну кількість людей. </text:span></text:p>
      <text:p text:style-name="P9"><text:span text:style-name="T40">Кожен матч проводиться </text:span><text:span text:style-name="T41">у супроводі рефері та двох його асистентів, які бажано набираються з різних куточків світу для об’єктивності та неупередженості суджень під час гри. </text:span></text:p>
      <text:p text:style-name="P9"><text:span text:style-name="T40">Футбол є командною грою, а тому кожна з груп складається з гравців, які мають певні ролі: воротар, нападаючий, капітан тощо. </text:span><text:span text:style-name="T42">Усі</text:span><text:span text:style-name="T40"> </text:span><text:span text:style-name="T42">к</text:span><text:span text:style-name="T40">оманд</text:span><text:span text:style-name="T42">и</text:span><text:span text:style-name="T40"> ма</text:span><text:span text:style-name="T42">ють</text:span><text:span text:style-name="T40"> свого тренера, </text:span><text:span text:style-name="T42">який готує гравців до гри. </text:span></text:p>
      <text:p text:style-name="P9"><text:span text:style-name="T43">Матч має бути обмежений у часі, тому важливо реєструвати, коли і з яких причин сталася та чи інша подія. Такими можуть бути: пенальті, забиття голу, вихід\вхід гравця на поле з різних причин( жовта картка, червона картка за повторне порушення, заміна гравця в запасі </text:span><text:span text:style-name="T44">тощо</text:span><text:span text:style-name="T43">).</text:span></text:p>
      <text:p text:style-name="P74"/>
      <text:p text:style-name="P75"><text:tab/><text:tab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h text:style-name="P6" text:outline-level="1"><text:bookmark-start text:name="__RefHeading___Toc12088_10526660171"/><text:soft-page-break/><text:span text:style-name="T49">2</text:span><text:span text:style-name="T50"> </text:span><text:bookmark-start text:name="_Toc10470386811"/><text:bookmark-start text:name="_Toc10524311811"/><text:bookmark-start text:name="_Toc10526192011"/><text:span text:style-name="T49">П</text:span><text:bookmark-end text:name="_Toc10470386811"/><text:bookmark-end text:name="_Toc10524311811"/><text:bookmark-end text:name="_Toc10526192011"/><text:span text:style-name="T49">остановка завдання</text:span><text:bookmark-end text:name="__RefHeading___Toc12088_10526660171"/></text:h>
      <text:p text:style-name="P73">Метою даної роботи є розробка бази даних для збереження результатів чемпіонатів. Тобто організація даних має бути такою в базі, щоб було максимально зручно вибудовувати план проведення футбольних заходів. Виділимо основні задачі:</text:p>
      <text:p text:style-name="P70">Комітет ліги має мати можливість:</text:p>
      <text:list xml:id="list1942917504" text:style-name="L2">
        <text:list-item>
          <text:p text:style-name="P119">Змінювати місце та час проведення матчів</text:p>
        </text:list-item>
        <text:list-item>
          <text:p text:style-name="P119">Вирішувати, які команди будуть грати на матчах</text:p>
        </text:list-item>
        <text:list-item>
          <text:p text:style-name="P119">Призначати рефері та його(її) асистентів</text:p>
        </text:list-item>
        <text:list-item>
          <text:p text:style-name="P120">Змінювати склад команди</text:p>
        </text:list-item>
      </text:list>
      <text:p text:style-name="P71">Суддя має мати змогу:</text:p>
      <text:list xml:id="list1965956967" text:style-name="L3">
        <text:list-item>
          <text:p text:style-name="P121">Зараховувати голи</text:p>
        </text:list-item>
        <text:list-item>
          <text:p text:style-name="P121">Реєструвати пенальті</text:p>
        </text:list-item>
        <text:list-item>
          <text:p text:style-name="P121">Змушувати гравців йти/заходити на пол<text:span text:style-name="T86">е</text:span></text:p>
        </text:list-item>
      </text:list>
      <text:p text:style-name="P71">Усі учасники можуть:</text:p>
      <text:list xml:id="list3845975623" text:style-name="L5">
        <text:list-item>
          <text:p text:style-name="P122">Переглядати склад коман</text:p>
        </text:list-item>
        <text:list-item>
          <text:p text:style-name="P122">Дізнаватися час проведення чемпіонатів</text:p>
        </text:list-item>
        <text:list-item>
          <text:p text:style-name="P122">Дізнаватися інформацію про голи, пенальті, входи/виходи гравців з поля</text:p>
        </text:list-item>
      </text:list>
      <text:p text:style-name="P72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79"/>
      <text:h text:style-name="P82" text:outline-level="1"><text:bookmark-start text:name="__RefHeading___Toc12088_105266601711"/><text:soft-page-break/><text:span text:style-name="T53">3</text:span><text:span text:style-name="T50"> </text:span><text:span text:style-name="T53">ER-Діаграма</text:span><text:bookmark-end text:name="__RefHeading___Toc12088_105266601711"/></text:h>
      <text:p text:style-name="P69">Після аналізу було виділено такі сутності та зв’зки між ними:</text:p>
      <text:h text:style-name="P106" text:outline-level="2"><text:bookmark-start text:name="__RefHeading___Toc15160_2945302733"/>3.1 Бізнес правила<text:bookmark-end text:name="__RefHeading___Toc15160_2945302733"/></text:h>
      <text:list xml:id="list3734818275" text:style-name="L6">
        <text:list-item>
          <text:list>
            <text:list-item>
              <text:p text:style-name="P113"><text:bookmark-start text:name="__RefHeading___Toc15170_2945302733"/><text:span text:style-name="T58">Час забиття голу, </text:span><text:span text:style-name="T59">пенальті, виходу/входу гравця</text:span><text:span text:style-name="T58"> не може бути більшим за час проведення матчу </text:span><text:span text:style-name="T60">+ додаткові 30 хвилин, які надає суддя за потреби. </text:span><text:span text:style-name="T61">Однак нічого не може відбуватися під час перерви, яка триває 15 хвилин після першого тайму.</text:span><text:bookmark-end text:name="__RefHeading___Toc15170_2945302733"/></text:p>
            </text:list-item>
            <text:list-item>
              <text:p text:style-name="P113"><text:bookmark-start text:name="__RefHeading___Toc15172_2945302733"/><text:span text:style-name="T62">Команда</text:span><text:span text:style-name="T57"> не мож</text:span><text:span text:style-name="T62">е</text:span><text:span text:style-name="T57"> </text:span><text:span text:style-name="T62">провести заміну гравців більше трьох разів</text:span><text:bookmark-end text:name="__RefHeading___Toc15172_2945302733"/></text:p>
            </text:list-item>
            <text:list-item>
              <text:p text:style-name="P113"><text:bookmark-start text:name="__RefHeading___Toc15174_2945302733"/><text:span text:style-name="T57">Гравець не може отримати жовту карточку </text:span><text:span text:style-name="T63">біль</text:span><text:span text:style-name="T65">ше</text:span><text:span text:style-name="T63"> </text:span><text:span text:style-name="T57">двох разів</text:span><text:bookmark-end text:name="__RefHeading___Toc15174_2945302733"/></text:p>
            </text:list-item>
            <text:list-item>
              <text:p text:style-name="P113"><text:bookmark-start text:name="__RefHeading___Toc15176_2945302733"/>Під час видання другої жовтої карточки видається червона карточка<text:bookmark-end text:name="__RefHeading___Toc15176_2945302733"/></text:p>
            </text:list-item>
            <text:list-item>
              <text:p text:style-name="P113"><text:bookmark-start text:name="__RefHeading___Toc15178_2945302733"/>Після видачі червої карточки гравець негайно покидає поле<text:bookmark-end text:name="__RefHeading___Toc15178_2945302733"/></text:p>
            </text:list-item>
            <text:list-item>
              <text:p text:style-name="P113"><text:bookmark-start text:name="__RefHeading___Toc15180_2945302733"/>Команда не може мати більше 11 гравців<text:bookmark-end text:name="__RefHeading___Toc15180_2945302733"/></text:p>
            </text:list-item>
            <text:list-item>
              <text:p text:style-name="P113"><text:bookmark-start text:name="__RefHeading___Toc15182_2945302733"/>Команда не може мати більше 7 гравців в запасі<text:bookmark-end text:name="__RefHeading___Toc15182_2945302733"/></text:p>
            </text:list-item>
            <text:list-item>
              <text:p text:style-name="P115">Гравці можуть бути лише в одній команді</text:p>
            </text:list-item>
            <text:list-item>
              <text:p text:style-name="P115">Тренери можуть бути лише в одній команді</text:p>
            </text:list-item>
            <text:list-item>
              <text:p text:style-name="P115"/>
            </text:list-item>
          </text:list>
        </text:list-item>
      </text:list>
      <text:h text:style-name="P107" text:outline-level="2"><text:bookmark-start text:name="__RefHeading___Toc15184_2945302733"/>3.2 Вибір сутностей<text:bookmark-end text:name="__RefHeading___Toc15184_2945302733"/></text:h>
      <text:list xml:id="list4022489907" text:style-name="L7">
        <text:list-item>
          <text:p text:style-name="P114"><text:bookmark-start text:name="__RefHeading___Toc15186_2945302733"/>Подія<text:bookmark-end text:name="__RefHeading___Toc15186_2945302733"/></text:p>
        </text:list-item>
        <text:list-item>
          <text:p text:style-name="P114">Тип події</text:p>
        </text:list-item>
        <text:list-item>
          <text:p text:style-name="P114"><text:bookmark-start text:name="__RefHeading___Toc15188_2945302733"/>Місто<text:bookmark-end text:name="__RefHeading___Toc15188_2945302733"/></text:p>
        </text:list-item>
        <text:list-item>
          <text:p text:style-name="P114"><text:bookmark-start text:name="__RefHeading___Toc15190_2945302733"/>Країна<text:bookmark-end text:name="__RefHeading___Toc15190_2945302733"/></text:p>
        </text:list-item>
        <text:list-item>
          <text:p text:style-name="P114"><text:bookmark-start text:name="__RefHeading___Toc15192_2945302733"/>Матч<text:bookmark-end text:name="__RefHeading___Toc15192_2945302733"/></text:p>
        </text:list-item>
        <text:list-item>
          <text:p text:style-name="P114"><text:bookmark-start text:name="__RefHeading___Toc15194_2945302733"/>Гравець<text:bookmark-end text:name="__RefHeading___Toc15194_2945302733"/></text:p>
        </text:list-item>
        <text:list-item>
          <text:p text:style-name="P114"><text:bookmark-start text:name="__RefHeading___Toc15196_2945302733"/>Команда<text:bookmark-end text:name="__RefHeading___Toc15196_2945302733"/></text:p>
        </text:list-item>
        <text:list-item>
          <text:p text:style-name="P114"><text:bookmark-start text:name="__RefHeading___Toc15198_2945302733"/>Стадіон<text:bookmark-end text:name="__RefHeading___Toc15198_2945302733"/></text:p>
        </text:list-item>
        <text:list-item>
          <text:p text:style-name="P114"><text:bookmark-start text:name="__RefHeading___Toc15200_2945302733"/>Роль гравця<text:bookmark-end text:name="__RefHeading___Toc15200_2945302733"/></text:p>
        </text:list-item>
        <text:list-item>
          <text:p text:style-name="P114"><text:bookmark-start text:name="__RefHeading___Toc15202_2945302733"/>Тренер<text:bookmark-end text:name="__RefHeading___Toc15202_2945302733"/></text:p>
        </text:list-item>
        <text:list-item>
          <text:p text:style-name="P114"><text:bookmark-start text:name="__RefHeading___Toc15204_2945302733"/>Суддя<text:bookmark-end text:name="__RefHeading___Toc15204_2945302733"/></text:p>
        </text:list-item>
      </text:list>
      <text:h text:style-name="P116" text:outline-level="2"><text:soft-page-break/></text:h>
      <text:h text:style-name="P116" text:outline-level="2"/>
      <text:h text:style-name="P116" text:outline-level="2"/>
      <text:h text:style-name="P116" text:outline-level="2"/>
      <text:h text:style-name="P116" text:outline-level="2"/>
      <text:h text:style-name="P107" text:outline-level="2"><text:bookmark-start text:name="__RefHeading___Toc15206_2945302733"/>3.3 Набори атриутів сутностей<text:bookmark-end text:name="__RefHeading___Toc15206_2945302733"/></text:h>
      <text:h text:style-name="P110" text:outline-level="3"><text:bookmark-start text:name="__RefHeading___Toc15208_2945302733"/>Таблиця 3.1 — Сутності та їхні атрибути<text:bookmark-end text:name="__RefHeading___Toc15208_2945302733"/></text:h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8">Сутність</text:p>
          </table:table-cell>
          <table:table-cell table:style-name="Table1.B1" office:value-type="string">
            <text:p text:style-name="P88">Атрибути</text:p>
          </table:table-cell>
        </table:table-row>
        <table:table-row table:style-name="Table1.1">
          <table:table-cell table:style-name="Table1.A2" office:value-type="string">
            <text:p text:style-name="P88">country</text:p>
          </table:table-cell>
          <table:table-cell table:style-name="Table1.B2" office:value-type="string">
            <text:p text:style-name="P88">id</text:p>
            <text:p text:style-name="P88">short_name</text:p>
            <text:p text:style-name="P88">name</text:p>
          </table:table-cell>
        </table:table-row>
        <table:table-row table:style-name="Table1.1">
          <table:table-cell table:style-name="Table1.A2" office:value-type="string">
            <text:p text:style-name="P88">city</text:p>
          </table:table-cell>
          <table:table-cell table:style-name="Table1.B2" office:value-type="string">
            <text:p text:style-name="P88">id</text:p>
            <text:p text:style-name="P88">name</text:p>
            <text:p text:style-name="P88">country_id</text:p>
          </table:table-cell>
        </table:table-row>
        <table:table-row table:style-name="Table1.1">
          <table:table-cell table:style-name="Table1.A2" office:value-type="string">
            <text:p text:style-name="P88">stadium</text:p>
          </table:table-cell>
          <table:table-cell table:style-name="Table1.B2" office:value-type="string">
            <text:p text:style-name="P88">id</text:p>
            <text:p text:style-name="P88">name</text:p>
            <text:p text:style-name="P88">city_id</text:p>
          </table:table-cell>
        </table:table-row>
        <table:table-row table:style-name="Table1.1">
          <table:table-cell table:style-name="Table1.A2" office:value-type="string">
            <text:p text:style-name="P89"><text:span text:style-name="T66">t</text:span>eam </text:p>
          </table:table-cell>
          <table:table-cell table:style-name="Table1.B2" office:value-type="string">
            <text:p text:style-name="P89"><text:span text:style-name="T67">i</text:span>d</text:p>
            <text:p text:style-name="P89">name</text:p>
            <text:p text:style-name="P89">cou<text:span text:style-name="T68">n</text:span>try_id</text:p>
          </table:table-cell>
        </table:table-row>
        <table:table-row table:style-name="Table1.1">
          <table:table-cell table:style-name="Table1.A2" office:value-type="string">
            <text:p text:style-name="P89"><text:span text:style-name="T76">t</text:span>rainer</text:p>
          </table:table-cell>
          <table:table-cell table:style-name="Table1.B2" office:value-type="string">
            <text:p text:style-name="P89">id</text:p>
            <text:p text:style-name="P89">name</text:p>
            <text:p text:style-name="P91">team_id</text:p>
          </table:table-cell>
        </table:table-row>
        <table:table-row table:style-name="Table1.1">
          <table:table-cell table:style-name="Table1.A2" office:value-type="string">
            <text:p text:style-name="P88">player_role</text:p>
          </table:table-cell>
          <table:table-cell table:style-name="Table1.B2" office:value-type="string">
            <text:p text:style-name="P88"><text:span text:style-name="T66">i</text:span>d</text:p>
            <text:p text:style-name="P88">name</text:p>
          </table:table-cell>
        </table:table-row>
        <table:table-row table:style-name="Table1.1">
          <table:table-cell table:style-name="Table1.A2" office:value-type="string">
            <text:p text:style-name="P92">player</text:p>
          </table:table-cell>
          <table:table-cell table:style-name="Table1.B2" office:value-type="string">
            <text:p text:style-name="P92">id</text:p>
            <text:p text:style-name="P92">team_id</text:p>
            <text:p text:style-name="P92">name</text:p>
            <text:p text:style-name="P92">player_role_id</text:p>
            <text:p text:style-name="P92">age</text:p>
            <text:p text:style-name="P92">is_substitute</text:p>
          </table:table-cell>
        </table:table-row>
        <table:table-row table:style-name="Table1.1">
          <table:table-cell table:style-name="Table1.A2" office:value-type="string">
            <text:p text:style-name="P88"><text:span text:style-name="T66">r</text:span>eferee</text:p>
          </table:table-cell>
          <table:table-cell table:style-name="Table1.B2" office:value-type="string">
            <text:p text:style-name="P88"><text:span text:style-name="T66">i</text:span>d</text:p>
            <text:p text:style-name="P90">name </text:p>
            <text:p text:style-name="P90">coutry_id</text:p>
          </table:table-cell>
        </table:table-row>
        <table:table-row table:style-name="Table1.1">
          <table:table-cell table:style-name="Table1.A2" office:value-type="string">
            <text:p text:style-name="P88"><text:span text:style-name="T66">m</text:span>atch</text:p>
          </table:table-cell>
          <table:table-cell table:style-name="Table1.B2" office:value-type="string">
            <text:p text:style-name="P88"><text:span text:style-name="T66">i</text:span>d</text:p>
            <text:p text:style-name="P88">stage</text:p>
            <text:p text:style-name="P88">date_to_play</text:p>
            <text:p text:style-name="P88">stadium_id</text:p>
            <text:p text:style-name="P88">first_team_id</text:p>
            <text:p text:style-name="P88">second_team_id</text:p>
            <text:p text:style-name="P88">referee_id</text:p>
            <text:p text:style-name="P88">first_asssistant_id</text:p>
            <text:p text:style-name="P88">second_assistant_id</text:p>
          </table:table-cell>
        </table:table-row>
        <text:soft-page-break/>
        <table:table-row table:style-name="Table1.1">
          <table:table-cell table:style-name="Table1.A2" office:value-type="string">
            <text:p text:style-name="P93">action_type</text:p>
          </table:table-cell>
          <table:table-cell table:style-name="Table1.B2" office:value-type="string">
            <text:p text:style-name="P93">id</text:p>
            <text:p text:style-name="P93">name</text:p>
          </table:table-cell>
        </table:table-row>
      </table:table>
      <text:h text:style-name="P117" text:outline-level="3"/>
      <text:h text:style-name="P117" text:outline-level="3"/>
      <text:h text:style-name="P117" text:outline-level="3"/>
      <text:h text:style-name="P118" text:outline-level="3"><text:bookmark-start text:name="__RefHeading___Toc5064_2996071721"/>Продовження таблиці 3.1<text:bookmark-end text:name="__RefHeading___Toc5064_299607172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6">action</text:p>
          </table:table-cell>
          <table:table-cell table:style-name="Table2.A1" office:value-type="string">
            <text:p text:style-name="P86">id</text:p>
            <text:p text:style-name="P86">action_time</text:p>
            <text:p text:style-name="P86">reason</text:p>
            <text:p text:style-name="P87">action_type_id</text:p>
            <text:p text:style-name="P86">player_id</text:p>
            <text:p text:style-name="P86">match_id</text:p>
            <text:p text:style-name="P86">action_id</text:p>
          </table:table-cell>
        </table:table-row>
      </table:table>
      <text:h text:style-name="P116" text:outline-level="2"/>
      <text:p text:style-name="P15"><text:bookmark-start text:name="__RefHeading___Toc5066_2996071721"/>Сутність <text:span text:style-name="T17">country</text:span> <text:span text:style-name="T74">пов’язана</text:span><text:span text:style-name="T71"> один до багатьох</text:span> із сутн<text:span text:style-name="T78">і</text:span>ст<text:span text:style-name="T78">ю</text:span> <text:span text:style-name="T17">city, </text:span><text:span text:style-name="T70">адже декілька міст можуть розташовуватися в одній країні.</text:span><text:bookmark-end text:name="__RefHeading___Toc5066_2996071721"/></text:p>
      <text:p text:style-name="P13"><text:bookmark-start text:name="__RefHeading___Toc5068_2996071721"/>Сутність <text:span text:style-name="T17">country</text:span> <text:span text:style-name="T74">пов’язана</text:span><text:span text:style-name="T71"> один до багатьох</text:span> із сутн<text:span text:style-name="T78">і</text:span>ст<text:span text:style-name="T78">ю</text:span> <text:span text:style-name="T18">team, <text:s/></text:span><text:span text:style-name="T70">адже екілька команд можуть бути з однієї країни.</text:span><text:bookmark-end text:name="__RefHeading___Toc5068_2996071721"/></text:p>
      <text:p text:style-name="P13"><text:bookmark-start text:name="__RefHeading___Toc5070_2996071721"/>Сутність <text:span text:style-name="T17">country</text:span> <text:span text:style-name="T74">пов’язана</text:span><text:span text:style-name="T71"> один до багатьох</text:span> із сутн<text:span text:style-name="T78">і</text:span>ст<text:span text:style-name="T78">ю</text:span><text:span text:style-name="T18"> referee,</text:span><text:span text:style-name="T70"> адже декілька суддів можуть бути з однієї країни.</text:span><text:bookmark-end text:name="__RefHeading___Toc5070_2996071721"/></text:p>
      <text:p text:style-name="P13"><text:bookmark-start text:name="__RefHeading___Toc5072_2996071721"/>Сутність <text:span text:style-name="T17">city </text:span><text:span text:style-name="T74">п</text:span><text:span text:style-name="T75">ов’язана</text:span><text:span text:style-name="T72"> один до багатьох</text:span><text:span text:style-name="T69"> із сутност</text:span>ю <text:span text:style-name="T17">stadium</text:span>, адже декілька стадіонів можуть розташовуватися в одному місті.<text:bookmark-end text:name="__RefHeading___Toc5072_2996071721"/></text:p>
      <text:p text:style-name="P13"><text:bookmark-start text:name="__RefHeading___Toc5074_2996071721"/>Сутність <text:span text:style-name="T22">stadium</text:span><text:span text:style-name="T17"> </text:span><text:span text:style-name="T74">п</text:span><text:span text:style-name="T75">ов’язана</text:span><text:span text:style-name="T72"> один до багатьох</text:span><text:span text:style-name="T69"> із сутност</text:span>ю <text:span text:style-name="T22">match</text:span>, адже декілька <text:span text:style-name="T80">матчів</text:span> можуть <text:span text:style-name="T80">проводитися</text:span> <text:span text:style-name="T80">на</text:span> одному <text:span text:style-name="T80">стадіоні</text:span>.<text:bookmark-end text:name="__RefHeading___Toc5074_2996071721"/></text:p>
      <text:p text:style-name="P13"><text:bookmark-start text:name="__RefHeading___Toc5076_2996071721"/>Сутність <text:span text:style-name="T17">team</text:span> пов’язана <text:span text:style-name="T71">один до багатьох</text:span> із сутністю <text:span text:style-name="T17">trainer</text:span><text:span text:style-name="T19">,</text:span><text:span text:style-name="T20"> </text:span>адже одна команда може мати декілької тренерів.<text:bookmark-end text:name="__RefHeading___Toc5076_2996071721"/></text:p>
      <text:p text:style-name="P13"><text:bookmark-start text:name="__RefHeading___Toc5078_2996071721"/>Сутність <text:span text:style-name="T17">team</text:span> пов’язана <text:span text:style-name="T71">один до багатьох</text:span> із сутністю <text:span text:style-name="T19">player</text:span><text:span text:style-name="T17">, <text:s/></text:span>адже <text:span text:style-name="T77">декілька гравців можуть грати в одній команді( правила забороняють грати гравцям одночасно в двох командах )</text:span><text:bookmark-end text:name="__RefHeading___Toc5078_2996071721"/></text:p>
      <text:p text:style-name="P13"><text:bookmark-start text:name="__RefHeading___Toc5080_2996071721"/>Сутність <text:span text:style-name="T17">team</text:span> пов’язана <text:span text:style-name="T71">один до багатьох</text:span> із сутністю <text:span text:style-name="T21">match</text:span><text:span text:style-name="T19">,</text:span><text:span text:style-name="T20"> </text:span>адже одна<text:span text:style-name="T79"> команда</text:span> може <text:span text:style-name="T79">грати в декількох матчах</text:span>.<text:bookmark-end text:name="__RefHeading___Toc5080_2996071721"/></text:p>
      <text:p text:style-name="P13"><text:bookmark-start text:name="__RefHeading___Toc5082_2996071721"/>Сутність <text:span text:style-name="T17">player_role</text:span> пов’язана <text:span text:style-name="T71">один до багатьох</text:span> із сутністю <text:span text:style-name="T17">player</text:span>, оскільки декілька гравців можуть мати одну роль.<text:bookmark-end text:name="__RefHeading___Toc5082_2996071721"/></text:p>
      <text:p text:style-name="P13"><text:bookmark-start text:name="__RefHeading___Toc5084_2996071721"/><text:soft-page-break/>Сутність <text:span text:style-name="T17">referee</text:span> пов’язана <text:span text:style-name="T71">один до </text:span><text:span text:style-name="T73">багатьох</text:span> із сутністю <text:span text:style-name="T17">match</text:span>, <text:span text:style-name="T81">бо на один матч припадає по одному судді та два асистенти на декілька матчів.</text:span><text:bookmark-end text:name="__RefHeading___Toc5084_2996071721"/></text:p>
      <text:p text:style-name="P14"><text:bookmark-start text:name="__RefHeading___Toc5084_29960717211"/>Сутність <text:span text:style-name="T23">action_type</text:span> пов’язана <text:span text:style-name="T71">один до </text:span><text:span text:style-name="T73">багатьох</text:span> із сутністю <text:span text:style-name="T23">action</text:span>, <text:span text:style-name="T81">бо на </text:span><text:span text:style-name="T85">один тип події може припадати декілька подій</text:span><text:span text:style-name="T81">.</text:span><text:bookmark-end text:name="__RefHeading___Toc5084_29960717211"/></text:p>
      <text:h text:style-name="P81" text:outline-level="1"><text:bookmark-start text:name="__RefHeading___Toc12088_1052666017111"/><text:span text:style-name="T54">4</text:span><text:span text:style-name="T50"> </text:span><text:span text:style-name="T54">Реляційна модель бази даних</text:span><text:bookmark-end text:name="__RefHeading___Toc12088_1052666017111"/></text:h>
      <text:h text:style-name="P109" text:outline-level="2"><text:bookmark-start text:name="__RefHeading___Toc5090_2996071721"/>4.1 Побудова необхідних відношень та визначення первинних та зовнішніх ключів<text:bookmark-end text:name="__RefHeading___Toc5090_2996071721"/></text:h>
      <text:p text:style-name="P14"><text:bookmark-start text:name="__RefHeading___Toc5092_2996071721"/>На рисунку можна побачити, що база даних знаходить у 3 нормальній формі, оскільки: поля таблиці декомпозовані, атрибути функціально повно залежать від первинного ключа, кожен неключовий атрибут не є транзитивно залежним від первинного ключа.<text:bookmark-end text:name="__RefHeading___Toc5092_2996071721"/></text:p>
      <text:h text:style-name="P107" text:outline-level="2"><text:bookmark-start text:name="__RefHeading___Toc5094_2996071721"/><text:span text:style-name="T84">4.2</text:span> <text:s/><text:span text:style-name="T82">Визначення обме</text:span><text:span text:style-name="T83">ж</text:span><text:span text:style-name="T82">ень цілісності для спроектованих відношень</text:span><text:bookmark-end text:name="__RefHeading___Toc5094_2996071721"/></text:h>
      <text:list xml:id="list1872158773" text:style-name="L8">
        <text:list-item>
          <text:p text:style-name="P123">Якщо не існує зовнішних ключів, що посилаються на значення головного ключа батьківського рядка, то тільки у цьому випадку його можна видалити. Для цього треба додати до таблиці обмеження з відповідними <text:s/>параметрами: <text:span text:style-name="T64">ALTER TABLE child ADD CONSTRAINT fk_parent_child FOREIGN KEY (parent_id) REFERENCES parent (id) <text:s/>ON UPDATE CASCADE ON DELETE RESTRICT</text:span></text:p>
        </text:list-item>
        <text:list-item>
          <text:p text:style-name="P124">Обов’язкові артрибути таблиць мають обмеження NOT NULL для запобігання помилок при роботі з даними</text:p>
        </text:list-item>
      </text:list>
      <text:p text:style-name="P96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<text:soft-page-break/></text:p>
      <text:p text:style-name="P95"/>
      <text:p text:style-name="P95"/>
      <text:p text:style-name="P95"/>
      <text:h text:style-name="P81" text:outline-level="1"><text:bookmark-start text:name="__RefHeading___Toc12088_10526660171111"/><text:span text:style-name="T55">5</text:span><text:span text:style-name="T50"> </text:span><text:span text:style-name="T55">Реалізація бази даних</text:span><text:bookmark-end text:name="__RefHeading___Toc12088_10526660171111"/></text:h>
      <text:h text:style-name="P81" text:outline-level="1"/>
      <text:h text:style-name="P107" text:outline-level="2"><text:bookmark-start text:name="__RefHeading___Toc5117_2996071721"/>5.1 Створення бази даних у форматі системи упраління базою даних PostgreSQL<text:bookmark-end text:name="__RefHeading___Toc5117_2996071721"/></text:h>
      <text:h text:style-name="P108" text:outline-level="2"/>
      <text:p text:style-name="P16"><text:bookmark-start text:name="__RefHeading___Toc5240_3010825376"/>CREATE TABLE IF NOT EXISTS country (<text:bookmark-end text:name="__RefHeading___Toc5240_3010825376"/></text:p>
      <text:p text:style-name="P16"><text:bookmark-start text:name="__RefHeading___Toc5242_3010825376"/><text:tab/>id INT GENERATED BY DEFAULT AS IDENTITY PRIMARY KEY,<text:bookmark-end text:name="__RefHeading___Toc5242_3010825376"/></text:p>
      <text:p text:style-name="P16"><text:bookmark-start text:name="__RefHeading___Toc5244_3010825376"/><text:tab/>short_name varchar(3),<text:bookmark-end text:name="__RefHeading___Toc5244_3010825376"/></text:p>
      <text:p text:style-name="P16"><text:bookmark-start text:name="__RefHeading___Toc5246_3010825376"/><text:tab/>name VARCHAR(40)<text:tab/><text:bookmark-end text:name="__RefHeading___Toc5246_3010825376"/></text:p>
      <text:p text:style-name="P16"><text:bookmark-start text:name="__RefHeading___Toc5248_3010825376"/>);<text:bookmark-end text:name="__RefHeading___Toc5248_3010825376"/></text:p>
      <text:p text:style-name="P16"/>
      <text:p text:style-name="P16"><text:bookmark-start text:name="__RefHeading___Toc5250_3010825376"/>CREATE TABLE IF NOT EXISTS city (<text:bookmark-end text:name="__RefHeading___Toc5250_3010825376"/></text:p>
      <text:p text:style-name="P16"><text:bookmark-start text:name="__RefHeading___Toc5252_3010825376"/><text:tab/>id INT GENERATED BY DEFAULT AS IDENTITY PRIMARY KEY,<text:bookmark-end text:name="__RefHeading___Toc5252_3010825376"/></text:p>
      <text:p text:style-name="P16"><text:bookmark-start text:name="__RefHeading___Toc5254_3010825376"/><text:tab/>name VARCHAR(40),<text:bookmark-end text:name="__RefHeading___Toc5254_3010825376"/></text:p>
      <text:p text:style-name="P16"><text:bookmark-start text:name="__RefHeading___Toc5256_3010825376"/><text:tab/>country_id SERIAL<text:bookmark-end text:name="__RefHeading___Toc5256_3010825376"/></text:p>
      <text:p text:style-name="P16"><text:bookmark-start text:name="__RefHeading___Toc5258_3010825376"/>);<text:bookmark-end text:name="__RefHeading___Toc5258_3010825376"/></text:p>
      <text:p text:style-name="P16"/>
      <text:p text:style-name="P16"><text:bookmark-start text:name="__RefHeading___Toc5260_3010825376"/>ALTER TABLE city ADD CONSTRAINT fk_country_city FOREIGN KEY(country_id)<text:bookmark-end text:name="__RefHeading___Toc5260_3010825376"/></text:p>
      <text:p text:style-name="P16"><text:bookmark-start text:name="__RefHeading___Toc5262_3010825376"/>REFERENCES country (id) ON UPDATE CASCADE ON DELETE RESTRICT;<text:bookmark-end text:name="__RefHeading___Toc5262_3010825376"/></text:p>
      <text:p text:style-name="P16"/>
      <text:p text:style-name="P16"><text:bookmark-start text:name="__RefHeading___Toc5264_3010825376"/>CREATE TABLE IF NOT EXISTS stadium (<text:bookmark-end text:name="__RefHeading___Toc5264_3010825376"/></text:p>
      <text:p text:style-name="P16"><text:bookmark-start text:name="__RefHeading___Toc5266_3010825376"/><text:tab/>id INT GENERATED BY DEFAULT AS IDENTITY PRIMARY KEY,<text:bookmark-end text:name="__RefHeading___Toc5266_3010825376"/></text:p>
      <text:p text:style-name="P16"><text:bookmark-start text:name="__RefHeading___Toc5268_3010825376"/><text:tab/>name VARCHAR(40),<text:bookmark-end text:name="__RefHeading___Toc5268_3010825376"/></text:p>
      <text:p text:style-name="P16"><text:bookmark-start text:name="__RefHeading___Toc5270_3010825376"/><text:tab/>city_id SERIAL<text:bookmark-end text:name="__RefHeading___Toc5270_3010825376"/></text:p>
      <text:p text:style-name="P16"><text:bookmark-start text:name="__RefHeading___Toc5272_3010825376"/>);<text:bookmark-end text:name="__RefHeading___Toc5272_3010825376"/></text:p>
      <text:p text:style-name="P16"/>
      <text:p text:style-name="P16"><text:bookmark-start text:name="__RefHeading___Toc5274_3010825376"/><text:soft-page-break/>ALTER TABLE stadium ADD CONSTRAINT fk_city_stadium FOREIGN KEY(city_id)<text:bookmark-end text:name="__RefHeading___Toc5274_3010825376"/></text:p>
      <text:p text:style-name="P16"><text:bookmark-start text:name="__RefHeading___Toc5276_3010825376"/>REFERENCES city (id) ON UPDATE CASCADE ON DELETE RESTRICT;<text:bookmark-end text:name="__RefHeading___Toc5276_3010825376"/></text:p>
      <text:p text:style-name="P16"/>
      <text:p text:style-name="P16"><text:bookmark-start text:name="__RefHeading___Toc5278_3010825376"/>CREATE TABLE IF NOT EXISTS team (<text:bookmark-end text:name="__RefHeading___Toc5278_3010825376"/></text:p>
      <text:p text:style-name="P16"><text:bookmark-start text:name="__RefHeading___Toc5280_3010825376"/><text:tab/>id INT GENERATED BY DEFAULT AS IDENTITY PRIMARY KEY,<text:bookmark-end text:name="__RefHeading___Toc5280_3010825376"/></text:p>
      <text:p text:style-name="P16"><text:bookmark-start text:name="__RefHeading___Toc5282_3010825376"/><text:tab/>name VARCHAR(40),<text:bookmark-end text:name="__RefHeading___Toc5282_3010825376"/></text:p>
      <text:p text:style-name="P16"><text:bookmark-start text:name="__RefHeading___Toc5284_3010825376"/><text:tab/>country_id SERIAL,<text:bookmark-end text:name="__RefHeading___Toc5284_3010825376"/></text:p>
      <text:p text:style-name="P16"><text:bookmark-start text:name="__RefHeading___Toc5286_3010825376"/>);<text:bookmark-end text:name="__RefHeading___Toc5286_3010825376"/></text:p>
      <text:p text:style-name="P16"/>
      <text:p text:style-name="P16"><text:bookmark-start text:name="__RefHeading___Toc5288_3010825376"/>ALTER TABLE team ADD CONSTRAINT fk_country_team FOREIGN KEY(country_id)<text:bookmark-end text:name="__RefHeading___Toc5288_3010825376"/></text:p>
      <text:p text:style-name="P16"><text:bookmark-start text:name="__RefHeading___Toc5290_3010825376"/>REFERENCES country (id) ON UPDATE CASCADE ON DELETE RESTRICT;<text:bookmark-end text:name="__RefHeading___Toc5290_3010825376"/></text:p>
      <text:p text:style-name="P16"/>
      <text:p text:style-name="P16"><text:bookmark-start text:name="__RefHeading___Toc5292_3010825376"/>CREATE TABLE IF NOT EXISTS trainer (<text:bookmark-end text:name="__RefHeading___Toc5292_3010825376"/></text:p>
      <text:p text:style-name="P16"><text:bookmark-start text:name="__RefHeading___Toc5294_3010825376"/><text:tab/>id INT GENERATED BY DEFAULT AS IDENTITY PRIMARY KEY,<text:bookmark-end text:name="__RefHeading___Toc5294_3010825376"/></text:p>
      <text:p text:style-name="P16"><text:bookmark-start text:name="__RefHeading___Toc5296_3010825376"/><text:tab/>name VARCHAR(40),<text:bookmark-end text:name="__RefHeading___Toc5296_3010825376"/></text:p>
      <text:p text:style-name="P16"><text:bookmark-start text:name="__RefHeading___Toc5298_3010825376"/><text:tab/>team_id SERIAL<text:bookmark-end text:name="__RefHeading___Toc5298_3010825376"/></text:p>
      <text:p text:style-name="P16"><text:bookmark-start text:name="__RefHeading___Toc5300_3010825376"/>);<text:bookmark-end text:name="__RefHeading___Toc5300_3010825376"/></text:p>
      <text:p text:style-name="P16"/>
      <text:p text:style-name="P16"><text:bookmark-start text:name="__RefHeading___Toc5302_3010825376"/>ALTER TABLE trainer ADD CONSTRAINT fk_team_trainer FOREIGN KEY(team_id)<text:bookmark-end text:name="__RefHeading___Toc5302_3010825376"/></text:p>
      <text:p text:style-name="P16"><text:bookmark-start text:name="__RefHeading___Toc5304_3010825376"/>REFERENCES team (id) ON UPDATE CASCADE ON DELETE RESTRICT;<text:bookmark-end text:name="__RefHeading___Toc5304_3010825376"/></text:p>
      <text:p text:style-name="P16"/>
      <text:p text:style-name="P16"><text:bookmark-start text:name="__RefHeading___Toc5306_3010825376"/>CREATE TABLE IF NOT EXISTS player_role (<text:bookmark-end text:name="__RefHeading___Toc5306_3010825376"/></text:p>
      <text:p text:style-name="P16"><text:bookmark-start text:name="__RefHeading___Toc5308_3010825376"/><text:tab/>id INT GENERATED BY DEFAULT AS IDENTITY PRIMARY KEY,<text:bookmark-end text:name="__RefHeading___Toc5308_3010825376"/></text:p>
      <text:p text:style-name="P16"><text:bookmark-start text:name="__RefHeading___Toc5310_3010825376"/><text:tab/>name VARCHAR(40)<text:bookmark-end text:name="__RefHeading___Toc5310_3010825376"/></text:p>
      <text:p text:style-name="P16"><text:bookmark-start text:name="__RefHeading___Toc5312_3010825376"/>);<text:bookmark-end text:name="__RefHeading___Toc5312_3010825376"/></text:p>
      <text:p text:style-name="P16"/>
      <text:p text:style-name="P16"><text:bookmark-start text:name="__RefHeading___Toc5314_3010825376"/>CREATE TABLE IF NOT EXISTS player (<text:bookmark-end text:name="__RefHeading___Toc5314_3010825376"/></text:p>
      <text:p text:style-name="P16"><text:bookmark-start text:name="__RefHeading___Toc5316_3010825376"/><text:soft-page-break/><text:tab/>id INT GENERATED BY DEFAULT AS IDENTITY PRIMARY KEY,<text:bookmark-end text:name="__RefHeading___Toc5316_3010825376"/></text:p>
      <text:p text:style-name="P16"><text:bookmark-start text:name="__RefHeading___Toc5318_3010825376"/><text:tab/>team_id SERIAL,<text:bookmark-end text:name="__RefHeading___Toc5318_3010825376"/></text:p>
      <text:p text:style-name="P16"><text:bookmark-start text:name="__RefHeading___Toc5320_3010825376"/><text:tab/>name VARCHAR(40),<text:bookmark-end text:name="__RefHeading___Toc5320_3010825376"/></text:p>
      <text:p text:style-name="P16"><text:bookmark-start text:name="__RefHeading___Toc5322_3010825376"/><text:tab/>player_role_id SERIAL,<text:bookmark-end text:name="__RefHeading___Toc5322_3010825376"/></text:p>
      <text:p text:style-name="P16"><text:bookmark-start text:name="__RefHeading___Toc5324_3010825376"/><text:tab/>age INTeger,<text:bookmark-end text:name="__RefHeading___Toc5324_3010825376"/></text:p>
      <text:p text:style-name="P16"><text:bookmark-start text:name="__RefHeading___Toc5326_3010825376"/><text:tab/>is_substitute bool<text:bookmark-end text:name="__RefHeading___Toc5326_3010825376"/></text:p>
      <text:p text:style-name="P16"><text:bookmark-start text:name="__RefHeading___Toc5328_3010825376"/>);<text:bookmark-end text:name="__RefHeading___Toc5328_3010825376"/></text:p>
      <text:p text:style-name="P16"/>
      <text:p text:style-name="P16"><text:bookmark-start text:name="__RefHeading___Toc5330_3010825376"/>ALTER TABLE player ADD CONSTRAINT fk_player_role_player FOREIGN KEY(player_role_id)<text:bookmark-end text:name="__RefHeading___Toc5330_3010825376"/></text:p>
      <text:p text:style-name="P16"><text:bookmark-start text:name="__RefHeading___Toc5332_3010825376"/>REFERENCES player_role (id) ON UPDATE CASCADE ON DELETE RESTRICT;<text:bookmark-end text:name="__RefHeading___Toc5332_3010825376"/></text:p>
      <text:p text:style-name="P16"/>
      <text:p text:style-name="P16"><text:bookmark-start text:name="__RefHeading___Toc5334_3010825376"/>CREATE TABLE IF NOT EXISTS referee (<text:bookmark-end text:name="__RefHeading___Toc5334_3010825376"/></text:p>
      <text:p text:style-name="P16"><text:bookmark-start text:name="__RefHeading___Toc5336_3010825376"/><text:tab/>id INT GENERATED BY DEFAULT AS IDENTITY PRIMARY KEY,<text:bookmark-end text:name="__RefHeading___Toc5336_3010825376"/></text:p>
      <text:p text:style-name="P16"><text:bookmark-start text:name="__RefHeading___Toc5338_3010825376"/><text:tab/>name VARCHAR(40),<text:bookmark-end text:name="__RefHeading___Toc5338_3010825376"/></text:p>
      <text:p text:style-name="P16"><text:bookmark-start text:name="__RefHeading___Toc5340_3010825376"/><text:tab/>country_id SERIAL<text:bookmark-end text:name="__RefHeading___Toc5340_3010825376"/></text:p>
      <text:p text:style-name="P16"><text:bookmark-start text:name="__RefHeading___Toc5342_3010825376"/>);<text:bookmark-end text:name="__RefHeading___Toc5342_3010825376"/></text:p>
      <text:p text:style-name="P16"/>
      <text:p text:style-name="P16"><text:bookmark-start text:name="__RefHeading___Toc5344_3010825376"/>ALTER TABLE referee ADD CONSTRAINT fk_country_referee FOREIGN KEY(country_id)<text:bookmark-end text:name="__RefHeading___Toc5344_3010825376"/></text:p>
      <text:p text:style-name="P16"><text:bookmark-start text:name="__RefHeading___Toc5346_3010825376"/>REFERENCES country (id) ON UPDATE CASCADE ON DELETE RESTRICT;<text:bookmark-end text:name="__RefHeading___Toc5346_3010825376"/></text:p>
      <text:p text:style-name="P16"/>
      <text:p text:style-name="P16"><text:bookmark-start text:name="__RefHeading___Toc5348_3010825376"/>CREATE TABLE IF NOT EXISTS match (<text:bookmark-end text:name="__RefHeading___Toc5348_3010825376"/></text:p>
      <text:p text:style-name="P16"><text:bookmark-start text:name="__RefHeading___Toc5350_3010825376"/><text:tab/>id INT GENERATED BY DEFAULT AS IDENTITY PRIMARY KEY,<text:bookmark-end text:name="__RefHeading___Toc5350_3010825376"/></text:p>
      <text:p text:style-name="P16"><text:bookmark-start text:name="__RefHeading___Toc5352_3010825376"/><text:tab/>stage varchar(2) check (stage IN ('G', 'R', 'Q', 'S', 'F')),<text:bookmark-end text:name="__RefHeading___Toc5352_3010825376"/></text:p>
      <text:p text:style-name="P16"><text:bookmark-start text:name="__RefHeading___Toc5354_3010825376"/><text:tab/>date_to_play timestamp,<text:bookmark-end text:name="__RefHeading___Toc5354_3010825376"/></text:p>
      <text:p text:style-name="P16"><text:bookmark-start text:name="__RefHeading___Toc5356_3010825376"/><text:tab/>stadium_id SERIAL,<text:bookmark-end text:name="__RefHeading___Toc5356_3010825376"/></text:p>
      <text:p text:style-name="P16"><text:bookmark-start text:name="__RefHeading___Toc5358_3010825376"/><text:tab/>first_team_id SERIAL,<text:bookmark-end text:name="__RefHeading___Toc5358_3010825376"/></text:p>
      <text:p text:style-name="P16"><text:bookmark-start text:name="__RefHeading___Toc5360_3010825376"/><text:tab/>second_team_id SERIAL,<text:bookmark-end text:name="__RefHeading___Toc5360_3010825376"/></text:p>
      <text:p text:style-name="P16"><text:bookmark-start text:name="__RefHeading___Toc5362_3010825376"/><text:soft-page-break/><text:tab/>referee_id SERIAL,<text:bookmark-end text:name="__RefHeading___Toc5362_3010825376"/></text:p>
      <text:p text:style-name="P16"><text:bookmark-start text:name="__RefHeading___Toc5364_3010825376"/><text:tab/>first_assistant_id SERIAL,<text:bookmark-end text:name="__RefHeading___Toc5364_3010825376"/></text:p>
      <text:p text:style-name="P16"><text:bookmark-start text:name="__RefHeading___Toc5366_3010825376"/><text:tab/>second_assistant_id SERIAL<text:bookmark-end text:name="__RefHeading___Toc5366_3010825376"/></text:p>
      <text:p text:style-name="P16"><text:bookmark-start text:name="__RefHeading___Toc5368_3010825376"/>);<text:bookmark-end text:name="__RefHeading___Toc5368_3010825376"/></text:p>
      <text:p text:style-name="P16"/>
      <text:p text:style-name="P16"><text:bookmark-start text:name="__RefHeading___Toc5370_3010825376"/>ALTER TABLE match ADD CONSTRAINT fk_stadium_match FOREIGN KEY(stadium_id)<text:bookmark-end text:name="__RefHeading___Toc5370_3010825376"/></text:p>
      <text:p text:style-name="P16"><text:bookmark-start text:name="__RefHeading___Toc5372_3010825376"/>REFERENCES stadium (id) ON UPDATE CASCADE ON DELETE RESTRICT;<text:bookmark-end text:name="__RefHeading___Toc5372_3010825376"/></text:p>
      <text:p text:style-name="P16"/>
      <text:p text:style-name="P16"><text:bookmark-start text:name="__RefHeading___Toc5374_3010825376"/>ALTER TABLE match ADD CONSTRAINT fk_match_first_team <text:bookmark-end text:name="__RefHeading___Toc5374_3010825376"/></text:p>
      <text:p text:style-name="P16"><text:bookmark-start text:name="__RefHeading___Toc5376_3010825376"/>FOREIGN KEY(first_team_id) REFERENCES team (id)<text:bookmark-end text:name="__RefHeading___Toc5376_3010825376"/></text:p>
      <text:p text:style-name="P16"><text:bookmark-start text:name="__RefHeading___Toc5378_3010825376"/>ON UPDATE CASCADE ON DELETE RESTRICT;<text:bookmark-end text:name="__RefHeading___Toc5378_3010825376"/></text:p>
      <text:p text:style-name="P16"/>
      <text:p text:style-name="P16"><text:bookmark-start text:name="__RefHeading___Toc5380_3010825376"/>ALTER TABLE match ADD CONSTRAINT fk_match_second_team <text:bookmark-end text:name="__RefHeading___Toc5380_3010825376"/></text:p>
      <text:p text:style-name="P16"><text:bookmark-start text:name="__RefHeading___Toc5382_3010825376"/>FOREIGN KEY(second_team_id) REFERENCES team (id)<text:bookmark-end text:name="__RefHeading___Toc5382_3010825376"/></text:p>
      <text:p text:style-name="P16"><text:bookmark-start text:name="__RefHeading___Toc5384_3010825376"/>ON UPDATE CASCADE ON DELETE RESTRICT;<text:bookmark-end text:name="__RefHeading___Toc5384_3010825376"/></text:p>
      <text:p text:style-name="P16"/>
      <text:p text:style-name="P16"><text:bookmark-start text:name="__RefHeading___Toc5386_3010825376"/>ALTER TABLE match ADD CONSTRAINT fk_referee_match FOREIGN KEY(referee_id)<text:bookmark-end text:name="__RefHeading___Toc5386_3010825376"/></text:p>
      <text:p text:style-name="P16"><text:bookmark-start text:name="__RefHeading___Toc5388_3010825376"/>REFERENCES referee (id) ON UPDATE CASCADE ON DELETE RESTRICT;<text:bookmark-end text:name="__RefHeading___Toc5388_3010825376"/></text:p>
      <text:p text:style-name="P16"/>
      <text:p text:style-name="P16"><text:bookmark-start text:name="__RefHeading___Toc5390_3010825376"/>ALTER TABLE match ADD CONSTRAINT fk_first_assistant_match <text:bookmark-end text:name="__RefHeading___Toc5390_3010825376"/></text:p>
      <text:p text:style-name="P16"><text:bookmark-start text:name="__RefHeading___Toc5392_3010825376"/>FOREIGN KEY(first_assistant_id) REFERENCES referee (id)<text:bookmark-end text:name="__RefHeading___Toc5392_3010825376"/></text:p>
      <text:p text:style-name="P16"><text:bookmark-start text:name="__RefHeading___Toc5394_3010825376"/>ON UPDATE CASCADE ON DELETE RESTRICT;<text:bookmark-end text:name="__RefHeading___Toc5394_3010825376"/></text:p>
      <text:p text:style-name="P16"/>
      <text:p text:style-name="P16"><text:bookmark-start text:name="__RefHeading___Toc5396_3010825376"/>ALTER TABLE match ADD CONSTRAINT fk_second_assistant_match <text:bookmark-end text:name="__RefHeading___Toc5396_3010825376"/></text:p>
      <text:p text:style-name="P16"><text:bookmark-start text:name="__RefHeading___Toc5398_3010825376"/>FOREIGN KEY(second_assistant_id) REFERENCES referee (id)<text:bookmark-end text:name="__RefHeading___Toc5398_3010825376"/></text:p>
      <text:p text:style-name="P16"><text:bookmark-start text:name="__RefHeading___Toc5400_3010825376"/>ON UPDATE CASCADE ON DELETE RESTRICT;<text:bookmark-end text:name="__RefHeading___Toc5400_3010825376"/></text:p>
      <text:p text:style-name="P16"/>
      <text:p text:style-name="P16"><text:bookmark-start text:name="__RefHeading___Toc5402_3010825376"/>CREATE TABLE IF NOT EXISTS action_type (<text:bookmark-end text:name="__RefHeading___Toc5402_3010825376"/></text:p>
      <text:p text:style-name="P16"><text:bookmark-start text:name="__RefHeading___Toc5404_3010825376"/><text:soft-page-break/><text:tab/>id INT GENERATED BY DEFAULT AS IDENTITY PRIMARY KEY,<text:bookmark-end text:name="__RefHeading___Toc5404_3010825376"/></text:p>
      <text:p text:style-name="P16"><text:bookmark-start text:name="__RefHeading___Toc5406_3010825376"/><text:tab/>name VARCHAR(40)<text:bookmark-end text:name="__RefHeading___Toc5406_3010825376"/></text:p>
      <text:p text:style-name="P16"><text:bookmark-start text:name="__RefHeading___Toc5408_3010825376"/>)<text:bookmark-end text:name="__RefHeading___Toc5408_3010825376"/></text:p>
      <text:p text:style-name="P16"><text:bookmark-start text:name="__RefHeading___Toc5410_3010825376"/><text:tab/><text:bookmark-end text:name="__RefHeading___Toc5410_3010825376"/></text:p>
      <text:p text:style-name="P16"><text:bookmark-start text:name="__RefHeading___Toc5412_3010825376"/>CREATE TABLE IF NOT EXISTS action (<text:bookmark-end text:name="__RefHeading___Toc5412_3010825376"/></text:p>
      <text:p text:style-name="P16"><text:bookmark-start text:name="__RefHeading___Toc5414_3010825376"/><text:tab/>id INT GENERATED BY DEFAULT AS IDENTITY PRIMARY KEY,<text:bookmark-end text:name="__RefHeading___Toc5414_3010825376"/></text:p>
      <text:p text:style-name="P16"><text:bookmark-start text:name="__RefHeading___Toc5416_3010825376"/><text:tab/>action_time timestamp,<text:bookmark-end text:name="__RefHeading___Toc5416_3010825376"/></text:p>
      <text:p text:style-name="P16"><text:bookmark-start text:name="__RefHeading___Toc5418_3010825376"/><text:tab/>reason VARCHAR(40),<text:bookmark-end text:name="__RefHeading___Toc5418_3010825376"/></text:p>
      <text:p text:style-name="P16"><text:bookmark-start text:name="__RefHeading___Toc5420_3010825376"/><text:tab/>action_type_id SERIAL,<text:bookmark-end text:name="__RefHeading___Toc5420_3010825376"/></text:p>
      <text:p text:style-name="P16"><text:bookmark-start text:name="__RefHeading___Toc5422_3010825376"/><text:tab/>player_id SERIAL,<text:bookmark-end text:name="__RefHeading___Toc5422_3010825376"/></text:p>
      <text:p text:style-name="P16"><text:bookmark-start text:name="__RefHeading___Toc5424_3010825376"/><text:tab/>match_id SERIAL,<text:bookmark-end text:name="__RefHeading___Toc5424_3010825376"/></text:p>
      <text:p text:style-name="P16"><text:bookmark-start text:name="__RefHeading___Toc5426_3010825376"/><text:tab/>action_id SERIAL<text:bookmark-end text:name="__RefHeading___Toc5426_3010825376"/></text:p>
      <text:p text:style-name="P16"><text:bookmark-start text:name="__RefHeading___Toc5428_3010825376"/>);<text:bookmark-end text:name="__RefHeading___Toc5428_3010825376"/></text:p>
      <text:p text:style-name="P16"/>
      <text:p text:style-name="P16"><text:bookmark-start text:name="__RefHeading___Toc5430_3010825376"/>ALTER TABLE action ADD CONSTRAINT fk_action_type_action <text:bookmark-end text:name="__RefHeading___Toc5430_3010825376"/></text:p>
      <text:p text:style-name="P16"><text:bookmark-start text:name="__RefHeading___Toc5432_3010825376"/>FOREIGN KEY(action_type_id) REFERENCES action_type (id)<text:bookmark-end text:name="__RefHeading___Toc5432_3010825376"/></text:p>
      <text:p text:style-name="P16"><text:bookmark-start text:name="__RefHeading___Toc5434_3010825376"/>ON UPDATE CASCADE ON DELETE RESTRICT;<text:bookmark-end text:name="__RefHeading___Toc5434_3010825376"/></text:p>
      <text:p text:style-name="P16"/>
      <text:p text:style-name="P16"><text:bookmark-start text:name="__RefHeading___Toc5436_3010825376"/>ALTER TABLE action ADD CONSTRAINT fk_player_action <text:bookmark-end text:name="__RefHeading___Toc5436_3010825376"/></text:p>
      <text:p text:style-name="P16"><text:bookmark-start text:name="__RefHeading___Toc5438_3010825376"/>FOREIGN KEY(player_id) REFERENCES player (id)<text:bookmark-end text:name="__RefHeading___Toc5438_3010825376"/></text:p>
      <text:p text:style-name="P16"><text:bookmark-start text:name="__RefHeading___Toc5440_3010825376"/>ON UPDATE CASCADE ON DELETE RESTRICT;<text:bookmark-end text:name="__RefHeading___Toc5440_3010825376"/></text:p>
      <text:p text:style-name="P16"/>
      <text:p text:style-name="P16"><text:bookmark-start text:name="__RefHeading___Toc5442_3010825376"/>ALTER TABLE action ADD CONSTRAINT fk_match_action <text:bookmark-end text:name="__RefHeading___Toc5442_3010825376"/></text:p>
      <text:p text:style-name="P16"><text:bookmark-start text:name="__RefHeading___Toc5444_3010825376"/>FOREIGN KEY(match_id) REFERENCES match (id)<text:bookmark-end text:name="__RefHeading___Toc5444_3010825376"/></text:p>
      <text:p text:style-name="P16"><text:bookmark-start text:name="__RefHeading___Toc5446_3010825376"/>ON UPDATE CASCADE ON DELETE RESTRICT;<text:bookmark-end text:name="__RefHeading___Toc5446_3010825376"/></text:p>
      <text:p text:style-name="P16"/>
      <text:p text:style-name="P16"><text:bookmark-start text:name="__RefHeading___Toc5448_3010825376"/>ALTER TABLE action ADD CONSTRAINT fk_action_action <text:bookmark-end text:name="__RefHeading___Toc5448_3010825376"/></text:p>
      <text:p text:style-name="P16"><text:bookmark-start text:name="__RefHeading___Toc5450_3010825376"/>FOREIGN KEY(action_id) REFERENCES action (id)<text:bookmark-end text:name="__RefHeading___Toc5450_3010825376"/></text:p>
      <text:p text:style-name="P16"><text:bookmark-start text:name="__RefHeading___Toc5452_3010825376"/>ON UPDATE CASCADE ON DELETE RESTRICT;<text:bookmark-end text:name="__RefHeading___Toc5452_3010825376"/></text:p>
      <text:h text:style-name="P107" text:outline-level="2"><text:bookmark-start text:name="__RefHeading___Toc5454_3010825376"/><text:soft-page-break/>5.2 Імпортування даних в таблицю<text:bookmark-end text:name="__RefHeading___Toc5454_3010825376"/></text:h>
      <text:p text:style-name="P101">Для імпортування даних у СУБД PostgreSQL <text:s/>існує два методи:</text:p>
      <text:p text:style-name="P102">1) Імпортувати дані для кожної таблиці з .csv-файлів</text:p>
      <text:p text:style-name="P103">2) Імпортувати дані з скрипта .sql</text:p>
      <text:p text:style-name="P104"/>
      <text:p text:style-name="P104"/>
      <text:p text:style-name="P104"/>
      <text:p text:style-name="P104"/>
      <text:h text:style-name="P100" text:outline-level="1"><text:bookmark-start text:name="__RefHeading___Toc12088_105266601711111"/><text:span text:style-name="T56">6</text:span><text:span text:style-name="T50"> </text:span><text:span text:style-name="T56">Створення користувачів бази даних</text:span><text:bookmark-end text:name="__RefHeading___Toc12088_105266601711111"/></text:h>
      <text:p text:style-name="P62"/>
      <text:p text:style-name="P105">6.1 Створення представника комітету ліги</text:p>
      <text:p text:style-name="P105"/>
      <text:p text:style-name="P105">6.2 Створення судді</text:p>
      <text:p text:style-name="P105">6.3 Створення тренера</text:p>
      <text:p text:style-name="P85"><text:tab/></text:p>
      <text:p text:style-name="P8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0071in" fo:margin-right="0.0417in" fo:margin-top="0in" fo:margin-bottom="0.002in" style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3" style:display-name="Heading 3" style:family="paragraph" style:next-style-name="Normal" style:default-outline-level="3" style:class="text">
      <style:paragraph-properties fo:margin-left="0.0071in" fo:margin-right="0.0417in" fo:margin-top="0in" fo:margin-bottom="0.1071in" style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_20_Indent_20_2" style:display-name="Body Text Indent 2" style:family="paragraph" style:parent-style-name="Standard">
      <style:paragraph-properties fo:margin-left="0in" fo:margin-right="0in" fo:text-align="justify" style:justify-single-word="false" fo:orphans="2" fo:widows="2" fo:text-indent="0.5in" style:auto-text-indent="false"/>
      <style:text-properties fo:font-size="12pt" style:font-size-asian="12pt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solid" draw:fill-color="#ffffff"/>
      <style:paragraph-properties fo:line-height="0.1953in" fo:text-align="end" style:justify-single-word="false" fo:background-color="#ffffff" fo:keep-with-next="always"/>
      <style:text-properties fo:color="#000000" loext:opacity="100%" fo:font-size="12.5pt" fo:letter-spacing="-0.0055in" fo:language="uk" fo:country="UA" style:font-size-asian="12.5pt" style:font-size-complex="12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одержание" style:family="paragraph" style:parent-style-name="Standard" style:next-style-name="Standard">
      <style:paragraph-properties fo:line-height="150%" fo:text-align="center" style:justify-single-word="false" fo:keep-together="always" fo:orphans="2" fo:widows="2" fo:break-before="page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1pt"/>
    </style:style>
    <style:style style:name="Вступление-Выводы" style:family="paragraph" style:parent-style-name="Содержание" style:default-outline-level="1" style:list-style-name="">
      <style:text-properties fo:language="uk" fo:country="U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23T08:12:25.523852658</dc:date>
    <meta:editing-duration>PT11H11M10S</meta:editing-duration>
    <meta:editing-cycles>139</meta:editing-cycles>
    <meta:generator>LibreOffice/7.3.7.2$Linux_X86_64 LibreOffice_project/30$Build-2</meta:generator>
    <meta:document-statistic meta:table-count="3" meta:image-count="0" meta:object-count="0" meta:page-count="19" meta:paragraph-count="418" meta:word-count="2027" meta:character-count="16939" meta:non-whitespace-character-count="14158"/>
  </office:meta>
</office:document-meta>
</file>